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14/settings.xml"/>
  <manifest:file-entry manifest:media-type="application/xml" manifest:full-path="Formula-114/content.xml"/>
  <manifest:file-entry manifest:media-type="application/xml" manifest:full-path="Formula-112/settings.xml"/>
  <manifest:file-entry manifest:media-type="application/xml" manifest:full-path="Formula-112/content.xml"/>
  <manifest:file-entry manifest:media-type="application/xml" manifest:full-path="Formula-110/settings.xml"/>
  <manifest:file-entry manifest:media-type="application/xml" manifest:full-path="Formula-110/content.xml"/>
  <manifest:file-entry manifest:media-type="application/xml" manifest:full-path="Formula-108/settings.xml"/>
  <manifest:file-entry manifest:media-type="application/xml" manifest:full-path="Formula-108/content.xml"/>
  <manifest:file-entry manifest:media-type="application/xml" manifest:full-path="Formula-106/settings.xml"/>
  <manifest:file-entry manifest:media-type="application/xml" manifest:full-path="Formula-106/content.xml"/>
  <manifest:file-entry manifest:media-type="application/xml" manifest:full-path="Formula-104/settings.xml"/>
  <manifest:file-entry manifest:media-type="application/xml" manifest:full-path="Formula-104/content.xml"/>
  <manifest:file-entry manifest:media-type="application/xml" manifest:full-path="Formula-102/settings.xml"/>
  <manifest:file-entry manifest:media-type="application/xml" manifest:full-path="Formula-102/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14/"/>
  <manifest:file-entry manifest:media-type="application/vnd.oasis.opendocument.formula" manifest:full-path="Formula-114/"/>
  <manifest:file-entry manifest:media-type="application/vnd.oasis.opendocument.formula" manifest:full-path="Formula-112/"/>
  <manifest:file-entry manifest:media-type="application/vnd.oasis.opendocument.formula" manifest:full-path="Formula-112/"/>
  <manifest:file-entry manifest:media-type="application/vnd.oasis.opendocument.formula" manifest:full-path="Formula-110/"/>
  <manifest:file-entry manifest:media-type="application/vnd.oasis.opendocument.formula" manifest:full-path="Formula-110/"/>
  <manifest:file-entry manifest:media-type="application/vnd.oasis.opendocument.formula" manifest:full-path="Formula-108/"/>
  <manifest:file-entry manifest:media-type="application/vnd.oasis.opendocument.formula" manifest:full-path="Formula-108/"/>
  <manifest:file-entry manifest:media-type="application/vnd.oasis.opendocument.formula" manifest:full-path="Formula-106/"/>
  <manifest:file-entry manifest:media-type="application/vnd.oasis.opendocument.formula" manifest:full-path="Formula-106/"/>
  <manifest:file-entry manifest:media-type="application/vnd.oasis.opendocument.formula" manifest:full-path="Formula-104/"/>
  <manifest:file-entry manifest:media-type="application/vnd.oasis.opendocument.formula" manifest:full-path="Formula-104/"/>
  <manifest:file-entry manifest:media-type="application/vnd.oasis.opendocument.formula" manifest:full-path="Formula-102/"/>
  <manifest:file-entry manifest:media-type="application/vnd.oasis.opendocument.formula" manifest:full-path="Formula-102/"/>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a"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a"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6"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a" text:start-value="7"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a" text:start-value="8"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Text_20_body" style:list-style-name="L1">
      <style:paragraph-properties fo:margin-top="0in" fo:margin-bottom="0in"/>
    </style:style>
    <style:style style:name="P18" style:family="paragraph" style:parent-style-name="Text_20_body" style:list-style-name="L2">
      <style:paragraph-properties fo:margin-top="0in" fo:margin-bottom="0in"/>
    </style:style>
    <style:style style:name="P19" style:family="paragraph" style:parent-style-name="Text_20_body" style:list-style-name="L3">
      <style:paragraph-properties fo:margin-top="0in" fo:margin-bottom="0in"/>
    </style:style>
    <style:style style:name="P20" style:family="paragraph" style:parent-style-name="Text_20_body" style:list-style-name="L4">
      <style:paragraph-properties fo:margin-top="0in" fo:margin-bottom="0in"/>
    </style:style>
    <style:style style:name="P21" style:family="paragraph" style:parent-style-name="Text_20_body" style:list-style-name="L5">
      <style:paragraph-properties fo:margin-top="0in" fo:margin-bottom="0in"/>
    </style:style>
    <style:style style:name="P22" style:family="paragraph" style:parent-style-name="Text_20_body" style:list-style-name="L6">
      <style:paragraph-properties fo:margin-top="0in" fo:margin-bottom="0in"/>
    </style:style>
    <style:style style:name="P23" style:family="paragraph" style:parent-style-name="Text_20_body" style:list-style-name="L7">
      <style:paragraph-properties fo:margin-top="0in" fo:margin-bottom="0in"/>
    </style:style>
    <style:style style:name="P24" style:family="paragraph" style:parent-style-name="Text_20_body" style:list-style-name="L8">
      <style:paragraph-properties fo:margin-top="0in" fo:margin-bottom="0in"/>
    </style:style>
    <style:style style:name="P25" style:family="paragraph" style:parent-style-name="Text_20_body" style:list-style-name="L9">
      <style:paragraph-properties fo:margin-top="0in" fo:margin-bottom="0in"/>
    </style:style>
    <style:style style:name="P26" style:family="paragraph" style:parent-style-name="Text_20_body" style:list-style-name="L10">
      <style:paragraph-properties fo:margin-top="0in" fo:margin-bottom="0in"/>
    </style:style>
    <style:style style:name="P27" style:family="paragraph" style:parent-style-name="Text_20_body" style:list-style-name="L11">
      <style:paragraph-properties fo:margin-top="0in" fo:margin-bottom="0in"/>
    </style:style>
    <style:style style:name="P28" style:family="paragraph" style:parent-style-name="Text_20_body" style:list-style-name="L12">
      <style:paragraph-properties fo:margin-top="0in" fo:margin-bottom="0in"/>
    </style:style>
    <style:style style:name="P29" style:family="paragraph" style:parent-style-name="Quotations">
      <style:paragraph-properties fo:margin-left="0.5in" fo:margin-right="0in" fo:text-indent="0in" style:auto-text-indent="false"/>
    </style:style>
    <style:style style:name="P3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6%"/>
    </style:style>
    <style:style style:name="Table1.A" style:family="table-column">
      <style:table-column-properties style:rel-column-width="3640*"/>
    </style:style>
  </office:automatic-styles>
  <office:body>
    <office:text>
      <text:h text:style-name="Heading_20_1" text:outline-level="1"><text:bookmark-start text:name="estimating-unobserved-demand-inefficiencies"/>Estimating Unobserved Demand Inefficiencies<text:bookmark-end text:name="estimating-unobserved-demand-inefficiencies"/></text:h>
      <text:p text:style-name="P1">sequenceDiagram</text:p>
      <text:p text:style-name="P2"><text:s text:c="4"/>participant User</text:p>
      <text:p text:style-name="P3"><text:s text:c="4"/>participant System</text:p>
      <text:p text:style-name="P4"/>
      <text:p text:style-name="P5"><text:s text:c="4"/>loop Booking</text:p>
      <text:p text:style-name="P6"><text:s text:c="4"/>User-&gt;&gt;System: Book Experiments</text:p>
      <text:p text:style-name="P7"/>
      <text:p text:style-name="P8"><text:s text:c="4"/>rect rgb(180,0,0)</text:p>
      <text:p text:style-name="P9"><text:s text:c="4"/>System--&gt;&gt;User: Charge Extra Quota</text:p>
      <text:p text:style-name="P10"><text:s text:c="4"/>System--&gt;&gt; User: Run Experiment</text:p>
      <text:p text:style-name="P11"><text:s text:c="4"/>User-&gt;&gt;System: Demand Delayed Due to Missing Quota</text:p>
      <text:p text:style-name="P12"><text:s text:c="4"/>User-&gt;&gt;User: Forget/Invalidate Ideas</text:p>
      <text:p text:style-name="P13"><text:s text:c="4"/>User-&gt;&gt;User: Demand is Lost</text:p>
      <text:p text:style-name="P14"><text:s text:c="4"/>end</text:p>
      <text:p text:style-name="P15"><text:s text:c="4"/>System--&gt;&gt;User: Return Quota</text:p>
      <text:p text:style-name="P16"><text:s text:c="4"/>end</text:p>
      <text:p text:style-name="First_20_paragraph">In CSBQRT, at the moment the quota accounting process charges quota as a user books an experiment, but this quota charging is unaware of the actual traffic the experiment will receive. This varies batch by batch. Rather, we charge on the full traffic ask. Then, we run the experiment and at the end we return the unused quota. This effecitevly loses some quota. However, the actual inefficiency is hard to quantify.</text:p>
      <text:p text:style-name="Text_20_body">One KPI would be ‘quota days lost’, which we may use directly. However, whether this actually prevents experiments from being ran, or simply creates nuisance for the user is hard to quantify (EYS vs supply). One can imagine a world where a user can instantly see the new quota and make optimal decisions on the basis of it.</text:p>
      <text:p text:style-name="Text_20_body">This note hypothesises a plausible simple model of how demand is created via an autoregressive process, in which users: 1. Create Demand by generating ideas 2. Book experiments, based on their current demand and quota projections till the end of the period(year) 3. Forget/Invalidate ideas in alternative ways, if the demand is not fulfilled.</text:p>
      <text:p text:style-name="Text_20_body">Then we introduce the system inefficiency above and try to estimate the inefficiency in terms of quota days lost and other kpi’s.</text:p>
      <text:p text:style-name="Text_20_body">The model can easily be extended to model e.g. losses via other mechanisms, e.g. the severe quota allocation delays in 2024.</text:p>
      <text:p text:style-name="Text_20_body">This is an RFC. There is a prototype implementation of the model in pyro (in appendix).</text:p>
      <text:h text:style-name="Heading_20_2" text:outline-level="2"><text:bookmark-start text:name="model"/>Model<text:bookmark-end text:name="model"/></text:h>
      <text:p text:style-name="First_20_paragraph">• Idea Generation Rate (<draw:frame draw:style-name="fr1" text:anchor-type="as-char"><draw:object xlink:href="Formula-0/" xlink:type="simple" xlink:show="embed" xlink:actuate="onLoad"/></draw:frame>): The rate at which new ideas (demand) are generated. • Forgetting Rate (<draw:frame draw:style-name="fr1" text:anchor-type="as-char"><draw:object xlink:href="Formula-2/" xlink:type="simple" xlink:show="embed" xlink:actuate="onLoad"/></draw:frame>): The rate at which unfulfilled demand decays over time. • Quota Management: Quota is consumed when experiments are scheduled and partially returned after a delay.</text:p>
      <text:p text:style-name="Text_20_body">Parameters</text:p>
      <text:p text:style-name="Text_20_body">• <draw:frame draw:style-name="fr1" text:anchor-type="as-char"><draw:object xlink:href="Formula-4/" xlink:type="simple" xlink:show="embed" xlink:actuate="onLoad"/></draw:frame>: Idea generation rate.</text:p>
      <text:p text:style-name="Text_20_body"><draw:frame draw:style-name="fr2" text:anchor-type="paragraph"><draw:object xlink:href="Formula-6/" xlink:type="simple" xlink:show="embed" xlink:actuate="onLoad"/></draw:frame></text:p>
      <text:p text:style-name="Text_20_body">• <draw:frame draw:style-name="fr1" text:anchor-type="as-char"><draw:object xlink:href="Formula-8/" xlink:type="simple" xlink:show="embed" xlink:actuate="onLoad"/></draw:frame>: Forgetting rate.</text:p>
      <text:p text:style-name="Text_20_body"><draw:frame draw:style-name="fr2" text:anchor-type="paragraph"><draw:object xlink:href="Formula-10/" xlink:type="simple" xlink:show="embed" xlink:actuate="onLoad"/></draw:frame></text:p>
      <text:p text:style-name="Text_20_body">• <draw:frame draw:style-name="fr1" text:anchor-type="as-char"><draw:object xlink:href="Formula-12/" xlink:type="simple" xlink:show="embed" xlink:actuate="onLoad"/></draw:frame>: Total quota for the period. • <draw:frame draw:style-name="fr1" text:anchor-type="as-char"><draw:object xlink:href="Formula-14/" xlink:type="simple" xlink:show="embed" xlink:actuate="onLoad"/></draw:frame>: Initial accumulated demand (known and fixed).</text:p>
      <text:p text:style-name="Text_20_body">Variables</text:p>
      <text:p text:style-name="Text_20_body">• <draw:frame draw:style-name="fr1" text:anchor-type="as-char"><draw:object xlink:href="Formula-16/" xlink:type="simple" xlink:show="embed" xlink:actuate="onLoad"/></draw:frame>: New ideas generated at time <draw:frame draw:style-name="fr1" text:anchor-type="as-char"><draw:object xlink:href="Formula-18/" xlink:type="simple" xlink:show="embed" xlink:actuate="onLoad"/></draw:frame>. • <draw:frame draw:style-name="fr1" text:anchor-type="as-char"><draw:object xlink:href="Formula-20/" xlink:type="simple" xlink:show="embed" xlink:actuate="onLoad"/></draw:frame>: Accumulated demand at time <draw:frame draw:style-name="fr1" text:anchor-type="as-char"><draw:object xlink:href="Formula-22/" xlink:type="simple" xlink:show="embed" xlink:actuate="onLoad"/></draw:frame>. • <draw:frame draw:style-name="fr1" text:anchor-type="as-char"><draw:object xlink:href="Formula-24/" xlink:type="simple" xlink:show="embed" xlink:actuate="onLoad"/></draw:frame>: Available quota at time <draw:frame draw:style-name="fr1" text:anchor-type="as-char"><draw:object xlink:href="Formula-26/" xlink:type="simple" xlink:show="embed" xlink:actuate="onLoad"/></draw:frame>. • <draw:frame draw:style-name="fr1" text:anchor-type="as-char"><draw:object xlink:href="Formula-28/" xlink:type="simple" xlink:show="embed" xlink:actuate="onLoad"/></draw:frame>: Experiments scheduled at time <draw:frame draw:style-name="fr1" text:anchor-type="as-char"><draw:object xlink:href="Formula-30/" xlink:type="simple" xlink:show="embed" xlink:actuate="onLoad"/></draw:frame>. • <draw:frame draw:style-name="fr1" text:anchor-type="as-char"><draw:object xlink:href="Formula-32/" xlink:type="simple" xlink:show="embed" xlink:actuate="onLoad"/></draw:frame>: Quota returned at time <draw:frame draw:style-name="fr1" text:anchor-type="as-char"><draw:object xlink:href="Formula-34/" xlink:type="simple" xlink:show="embed" xlink:actuate="onLoad"/></draw:frame>. • <draw:frame draw:style-name="fr1" text:anchor-type="as-char"><draw:object xlink:href="Formula-36/" xlink:type="simple" xlink:show="embed" xlink:actuate="onLoad"/></draw:frame>: Demand lost at time <draw:frame draw:style-name="fr1" text:anchor-type="as-char"><draw:object xlink:href="Formula-38/" xlink:type="simple" xlink:show="embed" xlink:actuate="onLoad"/></draw:frame> due to quota limitations.</text:p>
      <text:p text:style-name="Text_20_body">Data Generation Steps</text:p>
      <text:list text:style-name="L1">
        <text:list-item>
          <text:p text:style-name="P17">Initialization</text:p>
        </text:list-item>
      </text:list>
      <text:p text:style-name="First_20_paragraph">• Set initial demand:</text:p>
      <text:p text:style-name="Text_20_body"><draw:frame draw:style-name="fr2" text:anchor-type="paragraph"><draw:object xlink:href="Formula-40/" xlink:type="simple" xlink:show="embed" xlink:actuate="onLoad"/></draw:frame></text:p>
      <text:p text:style-name="Text_20_body">• Set initial quota:</text:p>
      <text:p text:style-name="Text_20_body"><draw:frame draw:style-name="fr2" text:anchor-type="paragraph"><draw:object xlink:href="Formula-42/" xlink:type="simple" xlink:show="embed" xlink:actuate="onLoad"/></draw:frame></text:p>
      <text:p text:style-name="Text_20_body">• Initialize quota return schedule:</text:p>
      <text:p text:style-name="Text_20_body"><draw:frame draw:style-name="fr2" text:anchor-type="paragraph"><draw:object xlink:href="Formula-44/" xlink:type="simple" xlink:show="embed" xlink:actuate="onLoad"/></draw:frame></text:p>
      <text:list text:style-name="L2">
        <text:list-item>
          <text:p text:style-name="P18">Time Loop (for <draw:frame draw:style-name="fr1" text:anchor-type="as-char"><draw:object xlink:href="Formula-46/" xlink:type="simple" xlink:show="embed" xlink:actuate="onLoad"/></draw:frame> to <draw:frame draw:style-name="fr1" text:anchor-type="as-char"><draw:object xlink:href="Formula-48/" xlink:type="simple" xlink:show="embed" xlink:actuate="onLoad"/></draw:frame>)</text:p>
        </text:list-item>
      </text:list>
      <text:p text:style-name="First_20_paragraph">At each time step <draw:frame draw:style-name="fr1" text:anchor-type="as-char"><draw:object xlink:href="Formula-50/" xlink:type="simple" xlink:show="embed" xlink:actuate="onLoad"/></draw:frame>:</text:p>
      <text:list text:style-name="L3">
        <text:list-item>
          <text:p text:style-name="P19">Generate New Ideas</text:p>
        </text:list-item>
      </text:list>
      <text:p text:style-name="First_20_paragraph">• Idea generation:</text:p>
      <text:p text:style-name="Text_20_body"><draw:frame draw:style-name="fr2" text:anchor-type="paragraph"><draw:object xlink:href="Formula-52/" xlink:type="simple" xlink:show="embed" xlink:actuate="onLoad"/></draw:frame></text:p>
      <text:p text:style-name="Text_20_body">New ideas are generated following a Poisson distribution with rate <draw:frame draw:style-name="fr1" text:anchor-type="as-char"><draw:object xlink:href="Formula-54/" xlink:type="simple" xlink:show="embed" xlink:actuate="onLoad"/></draw:frame>.</text:p>
      <text:list text:style-name="L4">
        <text:list-item>
          <text:p text:style-name="P20">Update Accumulated Demand</text:p>
        </text:list-item>
      </text:list>
      <text:p text:style-name="First_20_paragraph">• Incorporate forgetting and quota returned:</text:p>
      <text:p text:style-name="Text_20_body"><draw:frame draw:style-name="fr2" text:anchor-type="paragraph"><draw:object xlink:href="Formula-56/" xlink:type="simple" xlink:show="embed" xlink:actuate="onLoad"/></draw:frame></text:p>
      <text:p text:style-name="Text_20_body">Accumulated demand decreases by a forgetting factor <draw:frame draw:style-name="fr1" text:anchor-type="as-char"><draw:object xlink:href="Formula-58/" xlink:type="simple" xlink:show="embed" xlink:actuate="onLoad"/></draw:frame>, adds new ideas <draw:frame draw:style-name="fr1" text:anchor-type="as-char"><draw:object xlink:href="Formula-60/" xlink:type="simple" xlink:show="embed" xlink:actuate="onLoad"/></draw:frame>, and includes any quota returned <draw:frame draw:style-name="fr1" text:anchor-type="as-char"><draw:object xlink:href="Formula-62/" xlink:type="simple" xlink:show="embed" xlink:actuate="onLoad"/></draw:frame>.</text:p>
      <text:list text:style-name="L5">
        <text:list-item>
          <text:p text:style-name="P21">Update Available Quota</text:p>
        </text:list-item>
      </text:list>
      <text:p text:style-name="First_20_paragraph">• Add returned quota:</text:p>
      <text:p text:style-name="Text_20_body"><draw:frame draw:style-name="fr2" text:anchor-type="paragraph"><draw:object xlink:href="Formula-64/" xlink:type="simple" xlink:show="embed" xlink:actuate="onLoad"/></draw:frame></text:p>
      <text:list text:style-name="L6">
        <text:list-item>
          <text:p text:style-name="P22">Compute Potential Experiments</text:p>
        </text:list-item>
      </text:list>
      <text:p text:style-name="First_20_paragraph">• Potential experiments per remaining periods:</text:p>
      <text:p text:style-name="Text_20_body"><draw:frame draw:style-name="fr2" text:anchor-type="paragraph"><draw:object xlink:href="Formula-66/" xlink:type="simple" xlink:show="embed" xlink:actuate="onLoad"/></draw:frame></text:p>
      <text:p text:style-name="Text_20_body">• Quota per remaining periods:</text:p>
      <text:p text:style-name="Text_20_body"><draw:frame draw:style-name="fr2" text:anchor-type="paragraph"><draw:object xlink:href="Formula-68/" xlink:type="simple" xlink:show="embed" xlink:actuate="onLoad"/></draw:frame></text:p>
      <text:list text:style-name="L7">
        <text:list-item>
          <text:p text:style-name="P23">Schedule Experiments</text:p>
        </text:list-item>
      </text:list>
      <text:p text:style-name="First_20_paragraph">• Determine experiments to schedule:</text:p>
      <text:p text:style-name="Text_20_body"><draw:frame draw:style-name="fr2" text:anchor-type="paragraph"><draw:object xlink:href="Formula-70/" xlink:type="simple" xlink:show="embed" xlink:actuate="onLoad"/></draw:frame></text:p>
      <text:p text:style-name="Text_20_body">Schedule experiments based on demand and available quota per remaining periods.</text:p>
      <text:list text:style-name="L8">
        <text:list-item>
          <text:p text:style-name="P24">Update Quota After Scheduling</text:p>
        </text:list-item>
      </text:list>
      <text:p text:style-name="First_20_paragraph">• Quota consumed:</text:p>
      <text:p text:style-name="Text_20_body"><draw:frame draw:style-name="fr2" text:anchor-type="paragraph"><draw:object xlink:href="Formula-72/" xlink:type="simple" xlink:show="embed" xlink:actuate="onLoad"/></draw:frame></text:p>
      <text:list text:style-name="L9">
        <text:list-item>
          <text:p text:style-name="P25">Simulate Quota Return</text:p>
        </text:list-item>
      </text:list>
      <text:p text:style-name="First_20_paragraph">For each scheduled experiment:</text:p>
      <text:p text:style-name="Text_20_body">• Random delay until quota return:</text:p>
      <text:p text:style-name="Text_20_body"><draw:frame draw:style-name="fr2" text:anchor-type="paragraph"><draw:object xlink:href="Formula-74/" xlink:type="simple" xlink:show="embed" xlink:actuate="onLoad"/></draw:frame></text:p>
      <text:p text:style-name="Text_20_body">• Random return fraction:</text:p>
      <text:p text:style-name="Text_20_body"><draw:frame draw:style-name="fr2" text:anchor-type="paragraph"><draw:object xlink:href="Formula-76/" xlink:type="simple" xlink:show="embed" xlink:actuate="onLoad"/></draw:frame></text:p>
      <text:p text:style-name="Text_20_body">• Quota return time:</text:p>
      <text:p text:style-name="Text_20_body"><draw:frame draw:style-name="fr2" text:anchor-type="paragraph"><draw:object xlink:href="Formula-78/" xlink:type="simple" xlink:show="embed" xlink:actuate="onLoad"/></draw:frame></text:p>
      <text:p text:style-name="Text_20_body">• Schedule quota return:</text:p>
      <text:p text:style-name="Text_20_body"><draw:frame draw:style-name="fr2" text:anchor-type="paragraph"><draw:object xlink:href="Formula-80/" xlink:type="simple" xlink:show="embed" xlink:actuate="onLoad"/></draw:frame></text:p>
      <text:list text:style-name="L10">
        <text:list-item>
          <text:p text:style-name="P26">Compute Demand Lost Due to Quota Limitations</text:p>
        </text:list-item>
      </text:list>
      <text:p text:style-name="First_20_paragraph">• Potential total experiments:</text:p>
      <text:p text:style-name="Text_20_body"><draw:frame draw:style-name="fr2" text:anchor-type="paragraph"><draw:object xlink:href="Formula-82/" xlink:type="simple" xlink:show="embed" xlink:actuate="onLoad"/></draw:frame></text:p>
      <text:p text:style-name="Text_20_body">• Actual total experiments scheduled:</text:p>
      <text:p text:style-name="Text_20_body"><draw:frame draw:style-name="fr2" text:anchor-type="paragraph"><draw:object xlink:href="Formula-84/" xlink:type="simple" xlink:show="embed" xlink:actuate="onLoad"/></draw:frame></text:p>
      <text:p text:style-name="Text_20_body">• Demand lost at time <draw:frame draw:style-name="fr1" text:anchor-type="as-char"><draw:object xlink:href="Formula-86/" xlink:type="simple" xlink:show="embed" xlink:actuate="onLoad"/></draw:frame>:</text:p>
      <text:p text:style-name="Text_20_body"><draw:frame draw:style-name="fr2" text:anchor-type="paragraph"><draw:object xlink:href="Formula-88/" xlink:type="simple" xlink:show="embed" xlink:actuate="onLoad"/></draw:frame></text:p>
      <text:list text:style-name="L11">
        <text:list-item>
          <text:p text:style-name="P27">Update Variables for Next Time Step</text:p>
        </text:list-item>
      </text:list>
      <text:p text:style-name="First_20_paragraph">• Update accumulated demand:</text:p>
      <text:p text:style-name="Text_20_body"><draw:frame draw:style-name="fr2" text:anchor-type="paragraph"><draw:object xlink:href="Formula-90/" xlink:type="simple" xlink:show="embed" xlink:actuate="onLoad"/></draw:frame></text:p>
      <text:p text:style-name="Text_20_body">• Update available quota:</text:p>
      <text:p text:style-name="Text_20_body"><draw:frame draw:style-name="fr2" text:anchor-type="paragraph"><draw:object xlink:href="Formula-92/" xlink:type="simple" xlink:show="embed" xlink:actuate="onLoad"/></draw:frame></text:p>
      <text:list text:style-name="L12">
        <text:list-item>
          <text:p text:style-name="P28">End of Period Calculations</text:p>
        </text:list-item>
      </text:list>
      <text:p text:style-name="First_20_paragraph">• Total demand lost due to quota limitations:</text:p>
      <text:p text:style-name="Text_20_body"><draw:frame draw:style-name="fr2" text:anchor-type="paragraph"><draw:object xlink:href="Formula-94/" xlink:type="simple" xlink:show="embed" xlink:actuate="onLoad"/></draw:frame></text:p>
      <text:p text:style-name="Text_20_body">• Quota unspent at end of period:</text:p>
      <text:p text:style-name="Text_20_body"><draw:frame draw:style-name="fr2" text:anchor-type="paragraph"><draw:object xlink:href="Formula-96/" xlink:type="simple" xlink:show="embed" xlink:actuate="onLoad"/></draw:frame></text:p>
      <text:p text:style-name="Text_20_body">Explanations</text:p>
      <text:p text:style-name="Text_20_body">• Idea Generation (<draw:frame draw:style-name="fr1" text:anchor-type="as-char"><draw:object xlink:href="Formula-98/" xlink:type="simple" xlink:show="embed" xlink:actuate="onLoad"/></draw:frame>): Models the random arrival of new ideas using a Poisson distribution, reflecting variability in idea generation.</text:p>
      <text:p text:style-name="Text_20_body">• Forgetting Mechanism (<draw:frame draw:style-name="fr1" text:anchor-type="as-char"><draw:object xlink:href="Formula-100/" xlink:type="simple" xlink:show="embed" xlink:actuate="onLoad"/></draw:frame>): Represents the rate at which unfulfilled demand decays, capturing the tendency to forget or discard old ideas.</text:p>
      <text:p text:style-name="Text_20_body">• Accumulated Demand (<draw:frame draw:style-name="fr1" text:anchor-type="as-char"><draw:object xlink:href="Formula-102/" xlink:type="simple" xlink:show="embed" xlink:actuate="onLoad"/></draw:frame>): The net demand at time <draw:frame draw:style-name="fr1" text:anchor-type="as-char"><draw:object xlink:href="Formula-104/" xlink:type="simple" xlink:show="embed" xlink:actuate="onLoad"/></draw:frame>, considering forgetting, new ideas, and influence of returned quota.</text:p>
      <text:p text:style-name="Text_20_body">• Quota Management (<draw:frame draw:style-name="fr1" text:anchor-type="as-char"><draw:object xlink:href="Formula-106/" xlink:type="simple" xlink:show="embed" xlink:actuate="onLoad"/></draw:frame>): Tracks the available quota, accounting for consumption by scheduled experiments and replenishment from returned quota.</text:p>
      <text:p text:style-name="Text_20_body">• Experiment Scheduling (<draw:frame draw:style-name="fr1" text:anchor-type="as-char"><draw:object xlink:href="Formula-108/" xlink:type="simple" xlink:show="embed" xlink:actuate="onLoad"/></draw:frame>): Determines the number of experiments that can be scheduled based on current demand and quota constraints.</text:p>
      <text:p text:style-name="Text_20_body">• Quota Return Simulation: Models the delayed return of quota from experiments, introducing uncertainty in future quota availability.</text:p>
      <text:p text:style-name="Text_20_body">• Demand Lost (<draw:frame draw:style-name="fr1" text:anchor-type="as-char"><draw:object xlink:href="Formula-110/" xlink:type="simple" xlink:show="embed" xlink:actuate="onLoad"/></draw:frame>): Quantifies unmet demand due to quota limitations, representing potential missed opportunities.</text:p>
      <text:p text:style-name="Text_20_body">• Total Demand Lost: Aggregates demand lost over the entire period, serving as a key performance indicator (KPI) for system efficiency.</text:p>
      <text:p text:style-name="Text_20_body">Note: The parameters <draw:frame draw:style-name="fr1" text:anchor-type="as-char"><draw:object xlink:href="Formula-112/" xlink:type="simple" xlink:show="embed" xlink:actuate="onLoad"/></draw:frame> and <draw:frame draw:style-name="fr1" text:anchor-type="as-char"><draw:object xlink:href="Formula-114/" xlink:type="simple" xlink:show="embed" xlink:actuate="onLoad"/></draw:frame> are subject to inference in a Bayesian framework, using observed data on idea generation, demand accumulation, and quota usage. This model captures the dynamics of experiment scheduling and resource allocation, providing insights into system performance and areas for optimization.</text:p>
      <text:p text:style-name="P29">[!Note] <text:span text:style-name="Source_Text">= this.lead</text:span></text:p>
      <text:p text:style-name="First_20_paragraph"><text:span text:style-name="T1">Supporting Content</text:span> -</text:p>
      <text:p text:style-name="Preformatted_20_Text">
<text:span text:style-name="ImportTok">import</text:span><text:span text:style-name="NormalTok"><text:s text:c="1"/>torch</text:span>
</text:p>
      <text:p text:style-name="Preformatted_20_Text">
<text:span text:style-name="ImportTok">import</text:span><text:span text:style-name="NormalTok"><text:s text:c="1"/>pyro</text:span>
</text:p>
      <text:p text:style-name="Preformatted_20_Text">
<text:span text:style-name="ImportTok">import</text:span><text:span text:style-name="NormalTok"><text:s text:c="1"/>pyro.distributions </text:span><text:span text:style-name="ImportTok">as</text:span><text:span text:style-name="NormalTok"><text:s text:c="1"/>dist</text:span>
</text:p>
      <text:p text:style-name="Preformatted_20_Text">
<text:span text:style-name="ImportTok">from</text:span><text:span text:style-name="NormalTok"><text:s text:c="1"/>pyro.infer </text:span><text:span text:style-name="ImportTok">import</text:span><text:span text:style-name="NormalTok"><text:s text:c="1"/>SVI, Trace_ELBO</text:span>
</text:p>
      <text:p text:style-name="Preformatted_20_Text">
<text:span text:style-name="ImportTok">from</text:span><text:span text:style-name="NormalTok"><text:s text:c="1"/>pyro.optim </text:span><text:span text:style-name="ImportTok">import</text:span><text:span text:style-name="NormalTok"><text:s text:c="1"/>Adam</text:span>
</text:p>
      <text:p text:style-name="Preformatted_20_Text">
<text:span text:style-name="ImportTok">import</text:span><text:span text:style-name="NormalTok"><text:s text:c="1"/>numpy </text:span><text:span text:style-name="ImportTok">as</text:span><text:span text:style-name="NormalTok"><text:s text:c="1"/>np</text:span>
</text:p>
      <text:p text:style-name="Preformatted_20_Text">
<text:span text:style-name="ImportTok">import</text:span><text:span text:style-name="NormalTok"><text:s text:c="1"/>matplotlib.pyplot </text:span><text:span text:style-name="ImportTok">as</text:span><text:span text:style-name="NormalTok"><text:s text:c="1"/>plt</text:span>
</text:p>
      <text:p text:style-name="Preformatted_20_Text">
</text:p>
      <text:p text:style-name="Preformatted_20_Text">
<text:span text:style-name="CommentTok"># Set random seed for reproducibility</text:span>
</text:p>
      <text:p text:style-name="Preformatted_20_Text">
<text:span text:style-name="NormalTok">pyro.set_rng_seed()</text:span>
</text:p>
      <text:p text:style-name="Preformatted_20_Text">
</text:p>
      <text:p text:style-name="Preformatted_20_Text">
<text:span text:style-name="CommentTok"># True parameters for data generation</text:span>
</text:p>
      <text:p text:style-name="Preformatted_20_Text">
<text:span text:style-name="NormalTok">lambda_true </text:span><text:span text:style-name="OperatorTok">=</text:span><text:span text:style-name="NormalTok"><text:s text:c="1"/></text:span><text:span text:style-name="FloatTok">3.0</text:span><text:span text:style-name="NormalTok"><text:s text:c="5"/></text:span><text:span text:style-name="CommentTok"># True idea generation rate</text:span>
</text:p>
      <text:p text:style-name="Preformatted_20_Text">
<text:span text:style-name="NormalTok">phi_true </text:span><text:span text:style-name="OperatorTok">=</text:span><text:span text:style-name="NormalTok"><text:s text:c="1"/></text:span><text:span text:style-name="FloatTok">0.05</text:span><text:span text:style-name="NormalTok"><text:s text:c="8"/></text:span><text:span text:style-name="CommentTok"># True forgetting rate</text:span>
</text:p>
      <text:p text:style-name="Preformatted_20_Text">
<text:span text:style-name="NormalTok">T </text:span><text:span text:style-name="OperatorTok">=</text:span><text:span text:style-name="NormalTok"><text:s text:c="1"/></text:span><text:span text:style-name="DecValTok">50</text:span><text:span text:style-name="NormalTok"><text:s text:c="16"/></text:span><text:span text:style-name="CommentTok"># Total time periods</text:span>
</text:p>
      <text:p text:style-name="Preformatted_20_Text">
<text:span text:style-name="NormalTok">Q_total </text:span><text:span text:style-name="OperatorTok">=</text:span><text:span text:style-name="NormalTok"><text:s text:c="1"/></text:span><text:span text:style-name="FloatTok">100.0</text:span><text:span text:style-name="NormalTok"><text:s text:c="7"/></text:span><text:span text:style-name="CommentTok"># Total quota for the period</text:span>
</text:p>
      <text:p text:style-name="Preformatted_20_Text">
</text:p>
      <text:p text:style-name="Preformatted_20_Text">
<text:span text:style-name="CommentTok"># Initialize variables</text:span>
</text:p>
      <text:p text:style-name="Preformatted_20_Text">
<text:span text:style-name="NormalTok">I_prev </text:span><text:span text:style-name="OperatorTok">=</text:span><text:span text:style-name="NormalTok"><text:s text:c="1"/></text:span><text:span text:style-name="FloatTok">10.0</text:span><text:span text:style-name="NormalTok"><text:s text:c="7"/></text:span><text:span text:style-name="CommentTok"># Initial accumulated demand (known and fixed)</text:span>
</text:p>
      <text:p text:style-name="Preformatted_20_Text">
<text:span text:style-name="NormalTok">Q_prev </text:span><text:span text:style-name="OperatorTok">=</text:span><text:span text:style-name="NormalTok"><text:s text:c="1"/>Q_total <text:s text:c="3"/></text:span><text:span text:style-name="CommentTok"># Initial available quota</text:span>
</text:p>
      <text:p text:style-name="Preformatted_20_Text">
<text:span text:style-name="NormalTok">scheduled_experiments </text:span><text:span text:style-name="OperatorTok">=</text:span><text:span text:style-name="NormalTok"><text:s text:c="1"/>[] <text:s text:c="1"/></text:span><text:span text:style-name="CommentTok"># List to keep track of experiments and their return times</text:span>
</text:p>
      <text:p text:style-name="Preformatted_20_Text">
</text:p>
      <text:p text:style-name="Preformatted_20_Text">
<text:span text:style-name="CommentTok"># Lists to store generated data</text:span>
</text:p>
      <text:p text:style-name="Preformatted_20_Text">
<text:span text:style-name="NormalTok">delta_I </text:span><text:span text:style-name="OperatorTok">=</text:span><text:span text:style-name="NormalTok"><text:s text:c="1"/>[] <text:s text:c="14"/></text:span><text:span text:style-name="CommentTok"># New ideas generated at each time</text:span>
</text:p>
      <text:p text:style-name="Preformatted_20_Text">
<text:span text:style-name="NormalTok">I </text:span><text:span text:style-name="OperatorTok">=</text:span><text:span text:style-name="NormalTok"><text:s text:c="1"/>[] <text:s text:c="20"/></text:span><text:span text:style-name="CommentTok"># Accumulated demand at each time</text:span>
</text:p>
      <text:p text:style-name="Preformatted_20_Text">
<text:span text:style-name="NormalTok">Q </text:span><text:span text:style-name="OperatorTok">=</text:span><text:span text:style-name="NormalTok"><text:s text:c="1"/>[] <text:s text:c="20"/></text:span><text:span text:style-name="CommentTok"># Available quota at each time</text:span>
</text:p>
      <text:p text:style-name="Preformatted_20_Text">
<text:span text:style-name="NormalTok">E </text:span><text:span text:style-name="OperatorTok">=</text:span><text:span text:style-name="NormalTok"><text:s text:c="1"/>[] <text:s text:c="20"/></text:span><text:span text:style-name="CommentTok"># Experiments scheduled at each time</text:span>
</text:p>
      <text:p text:style-name="Preformatted_20_Text">
<text:span text:style-name="NormalTok">E_obs </text:span><text:span text:style-name="OperatorTok">=</text:span><text:span text:style-name="NormalTok"><text:s text:c="1"/>[] <text:s text:c="16"/></text:span><text:span text:style-name="CommentTok"># Observed experiments</text:span>
</text:p>
      <text:p text:style-name="Preformatted_20_Text">
<text:span text:style-name="NormalTok">Q_obs </text:span><text:span text:style-name="OperatorTok">=</text:span><text:span text:style-name="NormalTok"><text:s text:c="1"/>[] <text:s text:c="16"/></text:span><text:span text:style-name="CommentTok"># Observed available quota</text:span>
</text:p>
      <text:p text:style-name="Preformatted_20_Text">
<text:span text:style-name="NormalTok">quota_returned_list </text:span><text:span text:style-name="OperatorTok">=</text:span><text:span text:style-name="NormalTok"><text:s text:c="1"/>[] <text:s text:c="2"/></text:span><text:span text:style-name="CommentTok"># Quota returned at each time</text:span>
</text:p>
      <text:p text:style-name="Preformatted_20_Text">
<text:span text:style-name="NormalTok">demand_lost_due_to_quota </text:span><text:span text:style-name="OperatorTok">=</text:span><text:span text:style-name="NormalTok"><text:s text:c="1"/>[] <text:s text:c="1"/></text:span><text:span text:style-name="CommentTok"># Demand lost due to quota limitations</text:span>
</text:p>
      <text:p text:style-name="Preformatted_20_Text">
</text:p>
      <text:p text:style-name="Preformatted_20_Text">
<text:span text:style-name="ControlFlowTok">for</text:span><text:span text:style-name="NormalTok"><text:s text:c="1"/>t </text:span><text:span text:style-name="KeywordTok">in</text:span><text:span text:style-name="NormalTok"><text:s text:c="1"/></text:span><text:span text:style-name="BuiltInTok">range</text:span><text:span text:style-name="NormalTok">(T):</text:span>
</text:p>
      <text:p text:style-name="Preformatted_20_Text">
<text:span text:style-name="NormalTok"><text:s text:c="4"/></text:span><text:span text:style-name="CommentTok"># Step 1: Generate new ideas using Poisson distribution</text:span>
</text:p>
      <text:p text:style-name="Preformatted_20_Text">
<text:span text:style-name="NormalTok"><text:s text:c="4"/>delta_I_t </text:span><text:span text:style-name="OperatorTok">=</text:span><text:span text:style-name="NormalTok"><text:s text:c="1"/>np.random.poisson(lam</text:span><text:span text:style-name="OperatorTok">=</text:span><text:span text:style-name="NormalTok">lambda_true)</text:span>
</text:p>
      <text:p text:style-name="Preformatted_20_Text">
<text:span text:style-name="NormalTok"><text:s text:c="4"/>delta_I.append(delta_I_t)</text:span>
</text:p>
      <text:p text:style-name="Preformatted_20_Text">
<text:span text:style-name="NormalTok"><text:s text:c="4"/></text:span>
</text:p>
      <text:p text:style-name="Preformatted_20_Text">
<text:span text:style-name="NormalTok"><text:s text:c="4"/></text:span><text:span text:style-name="CommentTok"># Step 2: Collect quota returned at time t from previous experiments</text:span>
</text:p>
      <text:p text:style-name="Preformatted_20_Text">
<text:span text:style-name="NormalTok"><text:s text:c="4"/>quota_returned </text:span><text:span text:style-name="OperatorTok">=</text:span><text:span text:style-name="NormalTok"><text:s text:c="1"/></text:span><text:span text:style-name="FloatTok">0.0</text:span>
</text:p>
      <text:p text:style-name="Preformatted_20_Text">
<text:span text:style-name="NormalTok"><text:s text:c="4"/>experiments_to_remove </text:span><text:span text:style-name="OperatorTok">=</text:span><text:span text:style-name="NormalTok"><text:s text:c="1"/>[]</text:span>
</text:p>
      <text:p text:style-name="Preformatted_20_Text">
<text:span text:style-name="NormalTok"><text:s text:c="4"/></text:span><text:span text:style-name="ControlFlowTok">for</text:span><text:span text:style-name="NormalTok"><text:s text:c="1"/>exp </text:span><text:span text:style-name="KeywordTok">in</text:span><text:span text:style-name="NormalTok"><text:s text:c="1"/>scheduled_experiments:</text:span>
</text:p>
      <text:p text:style-name="Preformatted_20_Text">
<text:span text:style-name="NormalTok"><text:s text:c="8"/></text:span><text:span text:style-name="ControlFlowTok">if</text:span><text:span text:style-name="NormalTok"><text:s text:c="1"/>exp[</text:span><text:span text:style-name="StringTok">'return_time'</text:span><text:span text:style-name="NormalTok">] </text:span><text:span text:style-name="OperatorTok">==</text:span><text:span text:style-name="NormalTok"><text:s text:c="1"/>t:</text:span>
</text:p>
      <text:p text:style-name="Preformatted_20_Text">
<text:span text:style-name="NormalTok"><text:s text:c="12"/>quota_returned </text:span><text:span text:style-name="OperatorTok">+=</text:span><text:span text:style-name="NormalTok"><text:s text:c="1"/>exp[</text:span><text:span text:style-name="StringTok">'return_fraction'</text:span><text:span text:style-name="NormalTok">] </text:span><text:span text:style-name="OperatorTok">*</text:span><text:span text:style-name="NormalTok"><text:s text:c="1"/>exp[</text:span><text:span text:style-name="StringTok">'cost'</text:span><text:span text:style-name="NormalTok">]</text:span>
</text:p>
      <text:p text:style-name="Preformatted_20_Text">
<text:span text:style-name="NormalTok"><text:s text:c="12"/>experiments_to_remove.append(exp)</text:span>
</text:p>
      <text:p text:style-name="Preformatted_20_Text">
<text:span text:style-name="NormalTok"><text:s text:c="4"/></text:span>
</text:p>
      <text:p text:style-name="Preformatted_20_Text">
<text:span text:style-name="NormalTok"><text:s text:c="4"/></text:span><text:span text:style-name="CommentTok"># Remove experiments that have returned quota</text:span>
</text:p>
      <text:p text:style-name="Preformatted_20_Text">
<text:span text:style-name="NormalTok"><text:s text:c="4"/></text:span><text:span text:style-name="ControlFlowTok">for</text:span><text:span text:style-name="NormalTok"><text:s text:c="1"/>exp </text:span><text:span text:style-name="KeywordTok">in</text:span><text:span text:style-name="NormalTok"><text:s text:c="1"/>experiments_to_remove:</text:span>
</text:p>
      <text:p text:style-name="Preformatted_20_Text">
<text:span text:style-name="NormalTok"><text:s text:c="8"/>scheduled_experiments.remove(exp)</text:span>
</text:p>
      <text:p text:style-name="Preformatted_20_Text">
<text:span text:style-name="NormalTok"><text:s text:c="4"/></text:span>
</text:p>
      <text:p text:style-name="Preformatted_20_Text">
<text:span text:style-name="NormalTok"><text:s text:c="4"/>quota_returned_list.append(quota_returned)</text:span>
</text:p>
      <text:p text:style-name="Preformatted_20_Text">
<text:span text:style-name="NormalTok"><text:s text:c="4"/></text:span>
</text:p>
      <text:p text:style-name="Preformatted_20_Text">
<text:span text:style-name="NormalTok"><text:s text:c="4"/></text:span><text:span text:style-name="CommentTok"># Step 3: Update accumulated demand with forgetting and quota returned</text:span>
</text:p>
      <text:p text:style-name="Preformatted_20_Text">
<text:span text:style-name="NormalTok"><text:s text:c="4"/>I_t </text:span><text:span text:style-name="OperatorTok">=</text:span><text:span text:style-name="NormalTok"><text:s text:c="1"/>(</text:span><text:span text:style-name="DecValTok">1</text:span><text:span text:style-name="NormalTok"><text:s text:c="1"/></text:span><text:span text:style-name="OperatorTok">-</text:span><text:span text:style-name="NormalTok"><text:s text:c="1"/>phi_true) </text:span><text:span text:style-name="OperatorTok">*</text:span><text:span text:style-name="NormalTok"><text:s text:c="1"/>I_prev </text:span><text:span text:style-name="OperatorTok">+</text:span><text:span text:style-name="NormalTok"><text:s text:c="1"/>delta_I_t </text:span><text:span text:style-name="OperatorTok">+</text:span><text:span text:style-name="NormalTok"><text:s text:c="1"/>quota_returned</text:span>
</text:p>
      <text:p text:style-name="Preformatted_20_Text">
<text:span text:style-name="NormalTok"><text:s text:c="4"/>I.append(I_t)</text:span>
</text:p>
      <text:p text:style-name="Preformatted_20_Text">
<text:span text:style-name="NormalTok"><text:s text:c="4"/></text:span>
</text:p>
      <text:p text:style-name="Preformatted_20_Text">
<text:span text:style-name="NormalTok"><text:s text:c="4"/></text:span><text:span text:style-name="CommentTok"># Step 4: Update available quota with quota returned</text:span>
</text:p>
      <text:p text:style-name="Preformatted_20_Text">
<text:span text:style-name="NormalTok"><text:s text:c="4"/>Q_t </text:span><text:span text:style-name="OperatorTok">=</text:span><text:span text:style-name="NormalTok"><text:s text:c="1"/>Q_prev </text:span><text:span text:style-name="OperatorTok">+</text:span><text:span text:style-name="NormalTok"><text:s text:c="1"/>quota_returned</text:span>
</text:p>
      <text:p text:style-name="Preformatted_20_Text">
<text:span text:style-name="NormalTok"><text:s text:c="4"/></text:span>
</text:p>
      <text:p text:style-name="Preformatted_20_Text">
<text:span text:style-name="NormalTok"><text:s text:c="4"/></text:span><text:span text:style-name="CommentTok"># Step 5: Compute scheduled experiments</text:span>
</text:p>
      <text:p text:style-name="Preformatted_20_Text">
<text:span text:style-name="NormalTok"><text:s text:c="4"/>E_t </text:span><text:span text:style-name="OperatorTok">=</text:span><text:span text:style-name="NormalTok"><text:s text:c="1"/></text:span><text:span text:style-name="BuiltInTok">min</text:span><text:span text:style-name="NormalTok">(I_t </text:span><text:span text:style-name="OperatorTok">/</text:span><text:span text:style-name="NormalTok"><text:s text:c="1"/>(T </text:span><text:span text:style-name="OperatorTok">-</text:span><text:span text:style-name="NormalTok"><text:s text:c="1"/>t </text:span><text:span text:style-name="OperatorTok">+</text:span><text:span text:style-name="NormalTok"><text:s text:c="1"/></text:span><text:span text:style-name="DecValTok">1</text:span><text:span text:style-name="NormalTok">), Q_t </text:span><text:span text:style-name="OperatorTok">/</text:span><text:span text:style-name="NormalTok"><text:s text:c="1"/>(T </text:span><text:span text:style-name="OperatorTok">-</text:span><text:span text:style-name="NormalTok"><text:s text:c="1"/>t </text:span><text:span text:style-name="OperatorTok">+</text:span><text:span text:style-name="NormalTok"><text:s text:c="1"/></text:span><text:span text:style-name="DecValTok">1</text:span><text:span text:style-name="NormalTok">))</text:span>
</text:p>
      <text:p text:style-name="Preformatted_20_Text">
<text:span text:style-name="NormalTok"><text:s text:c="4"/>E.append(E_t)</text:span>
</text:p>
      <text:p text:style-name="Preformatted_20_Text">
<text:span text:style-name="NormalTok"><text:s text:c="4"/></text:span>
</text:p>
      <text:p text:style-name="Preformatted_20_Text">
<text:span text:style-name="NormalTok"><text:s text:c="4"/></text:span><text:span text:style-name="CommentTok"># Step 6: Compute cost and update available quota</text:span>
</text:p>
      <text:p text:style-name="Preformatted_20_Text">
<text:span text:style-name="NormalTok"><text:s text:c="4"/>Cost_t </text:span><text:span text:style-name="OperatorTok">=</text:span><text:span text:style-name="NormalTok"><text:s text:c="1"/>E_t</text:span>
</text:p>
      <text:p text:style-name="Preformatted_20_Text">
<text:span text:style-name="NormalTok"><text:s text:c="4"/>Q_t </text:span><text:span text:style-name="OperatorTok">=</text:span><text:span text:style-name="NormalTok"><text:s text:c="1"/>Q_t </text:span><text:span text:style-name="OperatorTok">-</text:span><text:span text:style-name="NormalTok"><text:s text:c="1"/>Cost_t</text:span>
</text:p>
      <text:p text:style-name="Preformatted_20_Text">
<text:span text:style-name="NormalTok"><text:s text:c="4"/>Q.append(Q_t)</text:span>
</text:p>
      <text:p text:style-name="Preformatted_20_Text">
<text:span text:style-name="NormalTok"><text:s text:c="4"/></text:span>
</text:p>
      <text:p text:style-name="Preformatted_20_Text">
<text:span text:style-name="NormalTok"><text:s text:c="4"/></text:span><text:span text:style-name="CommentTok"># Step 7: For each scheduled experiment, record its return time and fraction</text:span>
</text:p>
      <text:p text:style-name="Preformatted_20_Text">
<text:span text:style-name="NormalTok"><text:s text:c="4"/>num_experiments </text:span><text:span text:style-name="OperatorTok">=</text:span><text:span text:style-name="NormalTok"><text:s text:c="1"/></text:span><text:span text:style-name="BuiltInTok">int</text:span><text:span text:style-name="NormalTok">(E_t) </text:span><text:span text:style-name="ControlFlowTok">if</text:span><text:span text:style-name="NormalTok"><text:s text:c="1"/>E_t </text:span><text:span text:style-name="OperatorTok">&gt;=</text:span><text:span text:style-name="NormalTok"><text:s text:c="1"/></text:span><text:span text:style-name="DecValTok">1</text:span><text:span text:style-name="NormalTok"><text:s text:c="1"/></text:span><text:span text:style-name="ControlFlowTok">else</text:span><text:span text:style-name="NormalTok"><text:s text:c="1"/></text:span><text:span text:style-name="DecValTok">1</text:span>
</text:p>
      <text:p text:style-name="Preformatted_20_Text">
<text:span text:style-name="NormalTok"><text:s text:c="4"/></text:span><text:span text:style-name="ControlFlowTok">for</text:span><text:span text:style-name="NormalTok"><text:s text:c="1"/>i </text:span><text:span text:style-name="KeywordTok">in</text:span><text:span text:style-name="NormalTok"><text:s text:c="1"/></text:span><text:span text:style-name="BuiltInTok">range</text:span><text:span text:style-name="NormalTok">(num_experiments):</text:span>
</text:p>
      <text:p text:style-name="Preformatted_20_Text">
<text:span text:style-name="NormalTok"><text:s text:c="8"/></text:span><text:span text:style-name="CommentTok"># Random delay between 1 and 4</text:span>
</text:p>
      <text:p text:style-name="Preformatted_20_Text">
<text:span text:style-name="NormalTok"><text:s text:c="8"/>D_k </text:span><text:span text:style-name="OperatorTok">=</text:span><text:span text:style-name="NormalTok"><text:s text:c="1"/>np.random.randint(</text:span><text:span text:style-name="DecValTok">1</text:span><text:span text:style-name="NormalTok">, </text:span><text:span text:style-name="DecValTok">5</text:span><text:span text:style-name="NormalTok">) <text:s text:c="1"/></text:span><text:span text:style-name="CommentTok"># Random integer between 1 and 4 inclusive</text:span>
</text:p>
      <text:p text:style-name="Preformatted_20_Text">
<text:span text:style-name="NormalTok"><text:s text:c="8"/></text:span><text:span text:style-name="CommentTok"># Random return fraction between 0 and 0.9</text:span>
</text:p>
      <text:p text:style-name="Preformatted_20_Text">
<text:span text:style-name="NormalTok"><text:s text:c="8"/>R_k </text:span><text:span text:style-name="OperatorTok">=</text:span><text:span text:style-name="NormalTok"><text:s text:c="1"/>np.random.uniform(</text:span><text:span text:style-name="DecValTok">0</text:span><text:span text:style-name="NormalTok">, </text:span><text:span text:style-name="FloatTok">0.9</text:span><text:span text:style-name="NormalTok">)</text:span>
</text:p>
      <text:p text:style-name="Preformatted_20_Text">
<text:span text:style-name="NormalTok"><text:s text:c="8"/></text:span><text:span text:style-name="CommentTok"># Return time</text:span>
</text:p>
      <text:p text:style-name="Preformatted_20_Text">
<text:span text:style-name="NormalTok"><text:s text:c="8"/>t_k_return </text:span><text:span text:style-name="OperatorTok">=</text:span><text:span text:style-name="NormalTok"><text:s text:c="1"/>t </text:span><text:span text:style-name="OperatorTok">+</text:span><text:span text:style-name="NormalTok"><text:s text:c="1"/>D_k</text:span>
</text:p>
      <text:p text:style-name="Preformatted_20_Text">
<text:span text:style-name="NormalTok"><text:s text:c="8"/></text:span><text:span text:style-name="CommentTok"># Ensure return time is within the time horizon</text:span>
</text:p>
      <text:p text:style-name="Preformatted_20_Text">
<text:span text:style-name="NormalTok"><text:s text:c="8"/></text:span><text:span text:style-name="ControlFlowTok">if</text:span><text:span text:style-name="NormalTok"><text:s text:c="1"/>t_k_return </text:span><text:span text:style-name="OperatorTok">&lt;</text:span><text:span text:style-name="NormalTok"><text:s text:c="1"/>T:</text:span>
</text:p>
      <text:p text:style-name="Preformatted_20_Text">
<text:span text:style-name="NormalTok"><text:s text:c="12"/>scheduled_experiments.append({</text:span>
</text:p>
      <text:p text:style-name="Preformatted_20_Text">
<text:span text:style-name="NormalTok"><text:s text:c="16"/></text:span><text:span text:style-name="StringTok">'return_time'</text:span><text:span text:style-name="NormalTok">: t_k_return,</text:span>
</text:p>
      <text:p text:style-name="Preformatted_20_Text">
<text:span text:style-name="NormalTok"><text:s text:c="16"/></text:span><text:span text:style-name="StringTok">'return_fraction'</text:span><text:span text:style-name="NormalTok">: R_k,</text:span>
</text:p>
      <text:p text:style-name="Preformatted_20_Text">
<text:span text:style-name="NormalTok"><text:s text:c="16"/></text:span><text:span text:style-name="StringTok">'cost'</text:span><text:span text:style-name="NormalTok">: Cost_t </text:span><text:span text:style-name="OperatorTok">/</text:span><text:span text:style-name="NormalTok"><text:s text:c="1"/>num_experiments <text:s text:c="1"/></text:span><text:span text:style-name="CommentTok"># Distribute cost evenly</text:span>
</text:p>
      <text:p text:style-name="Preformatted_20_Text">
<text:span text:style-name="NormalTok"><text:s text:c="12"/>})</text:span>
</text:p>
      <text:p text:style-name="Preformatted_20_Text">
<text:span text:style-name="NormalTok"><text:s text:c="4"/></text:span>
</text:p>
      <text:p text:style-name="Preformatted_20_Text">
<text:span text:style-name="NormalTok"><text:s text:c="4"/></text:span><text:span text:style-name="CommentTok"># Step 8: Record observed scheduled experiments and available quota</text:span>
</text:p>
      <text:p text:style-name="Preformatted_20_Text">
<text:span text:style-name="NormalTok"><text:s text:c="4"/>E_obs.append(E_t)</text:span>
</text:p>
      <text:p text:style-name="Preformatted_20_Text">
<text:span text:style-name="NormalTok"><text:s text:c="4"/>Q_obs.append(Q_t)</text:span>
</text:p>
      <text:p text:style-name="Preformatted_20_Text">
<text:span text:style-name="NormalTok"><text:s text:c="4"/></text:span>
</text:p>
      <text:p text:style-name="Preformatted_20_Text">
<text:span text:style-name="NormalTok"><text:s text:c="4"/></text:span><text:span text:style-name="CommentTok"># Step 9: Compute demand lost due to quota limitations</text:span>
</text:p>
      <text:p text:style-name="Preformatted_20_Text">
<text:span text:style-name="NormalTok"><text:s text:c="4"/>potential_E_t </text:span><text:span text:style-name="OperatorTok">=</text:span><text:span text:style-name="NormalTok"><text:s text:c="1"/>I_t </text:span><text:span text:style-name="OperatorTok">/</text:span><text:span text:style-name="NormalTok"><text:s text:c="1"/>(T </text:span><text:span text:style-name="OperatorTok">-</text:span><text:span text:style-name="NormalTok"><text:s text:c="1"/>t </text:span><text:span text:style-name="OperatorTok">+</text:span><text:span text:style-name="NormalTok"><text:s text:c="1"/></text:span><text:span text:style-name="DecValTok">1</text:span><text:span text:style-name="NormalTok">)</text:span>
</text:p>
      <text:p text:style-name="Preformatted_20_Text">
<text:span text:style-name="NormalTok"><text:s text:c="4"/>demand_lost_t </text:span><text:span text:style-name="OperatorTok">=</text:span><text:span text:style-name="NormalTok"><text:s text:c="1"/>potential_E_t </text:span><text:span text:style-name="OperatorTok">-</text:span><text:span text:style-name="NormalTok"><text:s text:c="1"/>E_t</text:span>
</text:p>
      <text:p text:style-name="Preformatted_20_Text">
<text:span text:style-name="NormalTok"><text:s text:c="4"/>demand_lost_due_to_quota.append(</text:span><text:span text:style-name="BuiltInTok">max</text:span><text:span text:style-name="NormalTok">(</text:span><text:span text:style-name="FloatTok">0.0</text:span><text:span text:style-name="NormalTok">, demand_lost_t))</text:span>
</text:p>
      <text:p text:style-name="Preformatted_20_Text">
<text:span text:style-name="NormalTok"><text:s text:c="4"/></text:span>
</text:p>
      <text:p text:style-name="Preformatted_20_Text">
<text:span text:style-name="NormalTok"><text:s text:c="4"/></text:span><text:span text:style-name="CommentTok"># Step 10: Update previous values for next iteration</text:span>
</text:p>
      <text:p text:style-name="Preformatted_20_Text">
<text:span text:style-name="NormalTok"><text:s text:c="4"/>I_prev </text:span><text:span text:style-name="OperatorTok">=</text:span><text:span text:style-name="NormalTok"><text:s text:c="1"/>I_t</text:span>
</text:p>
      <text:p text:style-name="Preformatted_20_Text">
<text:span text:style-name="NormalTok"><text:s text:c="4"/>Q_prev </text:span><text:span text:style-name="OperatorTok">=</text:span><text:span text:style-name="NormalTok"><text:s text:c="1"/>Q_t</text:span>
</text:p>
      <text:p text:style-name="Preformatted_20_Text">
</text:p>
      <text:p text:style-name="Preformatted_20_Text">
<text:span text:style-name="CommentTok"># Convert observed data to PyTorch tensors</text:span>
</text:p>
      <text:p text:style-name="Preformatted_20_Text">
<text:span text:style-name="NormalTok">E_obs </text:span><text:span text:style-name="OperatorTok">=</text:span><text:span text:style-name="NormalTok"><text:s text:c="1"/>torch.tensor(E_obs, dtype</text:span><text:span text:style-name="OperatorTok">=</text:span><text:span text:style-name="NormalTok">torch.</text:span><text:span text:style-name="BuiltInTok">float</text:span><text:span text:style-name="NormalTok">)</text:span>
</text:p>
      <text:p text:style-name="Preformatted_20_Text">
<text:span text:style-name="NormalTok">Q_obs </text:span><text:span text:style-name="OperatorTok">=</text:span><text:span text:style-name="NormalTok"><text:s text:c="1"/>torch.tensor(Q_obs, dtype</text:span><text:span text:style-name="OperatorTok">=</text:span><text:span text:style-name="NormalTok">torch.</text:span><text:span text:style-name="BuiltInTok">float</text:span><text:span text:style-name="NormalTok">)</text:span>
</text:p>
      <text:p text:style-name="Preformatted_20_Text">
<text:span text:style-name="NormalTok">delta_I_obs </text:span><text:span text:style-name="OperatorTok">=</text:span><text:span text:style-name="NormalTok"><text:s text:c="1"/>torch.tensor(delta_I, dtype</text:span><text:span text:style-name="OperatorTok">=</text:span><text:span text:style-name="NormalTok">torch.</text:span><text:span text:style-name="BuiltInTok">long</text:span><text:span text:style-name="NormalTok">) <text:s text:c="1"/></text:span><text:span text:style-name="CommentTok"># Use long dtype for Poisson</text:span>
</text:p>
      <text:p text:style-name="Preformatted_20_Text">
<text:span text:style-name="NormalTok">quota_returned_list </text:span><text:span text:style-name="OperatorTok">=</text:span><text:span text:style-name="NormalTok"><text:s text:c="1"/>torch.tensor(quota_returned_list, dtype</text:span><text:span text:style-name="OperatorTok">=</text:span><text:span text:style-name="NormalTok">torch.</text:span><text:span text:style-name="BuiltInTok">float</text:span><text:span text:style-name="NormalTok">)</text:span>
</text:p>
      <text:p text:style-name="Preformatted_20_Text">
</text:p>
      <text:p text:style-name="Preformatted_20_Text">
<text:span text:style-name="CommentTok"># Define the Pyro model</text:span>
</text:p>
      <text:p text:style-name="Preformatted_20_Text">
<text:span text:style-name="KeywordTok">def</text:span><text:span text:style-name="NormalTok"><text:s text:c="1"/>model(E_obs, Q_obs, delta_I_obs, quota_returned_list):</text:span>
</text:p>
      <text:p text:style-name="Preformatted_20_Text">
<text:span text:style-name="NormalTok"><text:s text:c="4"/></text:span><text:span text:style-name="CommentTok"># Priors for lambda (idea generation rate) and phi (forgetting rate)</text:span>
</text:p>
      <text:p text:style-name="Preformatted_20_Text">
<text:span text:style-name="NormalTok"><text:s text:c="4"/>lambda_ </text:span><text:span text:style-name="OperatorTok">=</text:span><text:span text:style-name="NormalTok"><text:s text:c="1"/>pyro.sample(</text:span><text:span text:style-name="StringTok">'lambda'</text:span><text:span text:style-name="NormalTok">, dist.Gamma(</text:span><text:span text:style-name="FloatTok">2.0</text:span><text:span text:style-name="NormalTok">, </text:span><text:span text:style-name="FloatTok">1.0</text:span><text:span text:style-name="NormalTok">))</text:span>
</text:p>
      <text:p text:style-name="Preformatted_20_Text">
<text:span text:style-name="NormalTok"><text:s text:c="4"/>phi </text:span><text:span text:style-name="OperatorTok">=</text:span><text:span text:style-name="NormalTok"><text:s text:c="1"/>pyro.sample(</text:span><text:span text:style-name="StringTok">'phi'</text:span><text:span text:style-name="NormalTok">, dist.Beta(</text:span><text:span text:style-name="FloatTok">2.0</text:span><text:span text:style-name="NormalTok">, </text:span><text:span text:style-name="FloatTok">2.0</text:span><text:span text:style-name="NormalTok">))</text:span>
</text:p>
      <text:p text:style-name="Preformatted_20_Text">
<text:span text:style-name="NormalTok"><text:s text:c="4"/></text:span>
</text:p>
      <text:p text:style-name="Preformatted_20_Text">
<text:span text:style-name="NormalTok"><text:s text:c="4"/></text:span><text:span text:style-name="CommentTok"># Initial accumulated demand is known and fixed at 10</text:span>
</text:p>
      <text:p text:style-name="Preformatted_20_Text">
<text:span text:style-name="NormalTok"><text:s text:c="4"/>I_prev </text:span><text:span text:style-name="OperatorTok">=</text:span><text:span text:style-name="NormalTok"><text:s text:c="1"/></text:span><text:span text:style-name="FloatTok">10.0</text:span>
</text:p>
      <text:p text:style-name="Preformatted_20_Text">
<text:span text:style-name="NormalTok"><text:s text:c="4"/></text:span>
</text:p>
      <text:p text:style-name="Preformatted_20_Text">
<text:span text:style-name="NormalTok"><text:s text:c="4"/></text:span><text:span text:style-name="CommentTok"># Initial available quota (known constant)</text:span>
</text:p>
      <text:p text:style-name="Preformatted_20_Text">
<text:span text:style-name="NormalTok"><text:s text:c="4"/>Q_prev </text:span><text:span text:style-name="OperatorTok">=</text:span><text:span text:style-name="NormalTok"><text:s text:c="1"/>Q_total</text:span>
</text:p>
      <text:p text:style-name="Preformatted_20_Text">
<text:span text:style-name="NormalTok"><text:s text:c="4"/></text:span>
</text:p>
      <text:p text:style-name="Preformatted_20_Text">
<text:span text:style-name="NormalTok"><text:s text:c="4"/>T </text:span><text:span text:style-name="OperatorTok">=</text:span><text:span text:style-name="NormalTok"><text:s text:c="1"/></text:span><text:span text:style-name="BuiltInTok">len</text:span><text:span text:style-name="NormalTok">(E_obs)</text:span>
</text:p>
      <text:p text:style-name="Preformatted_20_Text">
<text:span text:style-name="NormalTok"><text:s text:c="4"/></text:span>
</text:p>
      <text:p text:style-name="Preformatted_20_Text">
<text:span text:style-name="NormalTok"><text:s text:c="4"/></text:span><text:span text:style-name="ControlFlowTok">for</text:span><text:span text:style-name="NormalTok"><text:s text:c="1"/>t </text:span><text:span text:style-name="KeywordTok">in</text:span><text:span text:style-name="NormalTok"><text:s text:c="1"/></text:span><text:span text:style-name="BuiltInTok">range</text:span><text:span text:style-name="NormalTok">(T):</text:span>
</text:p>
      <text:p text:style-name="Preformatted_20_Text">
<text:span text:style-name="NormalTok"><text:s text:c="8"/></text:span><text:span text:style-name="CommentTok"># delta_I_obs[t] ~ Poisson(lambda_)</text:span>
</text:p>
      <text:p text:style-name="Preformatted_20_Text">
<text:span text:style-name="NormalTok"><text:s text:c="8"/>pyro.sample(</text:span><text:span text:style-name="SpecialStringTok">f'delta_I_obs_</text:span><text:span text:style-name="SpecialCharTok">{</text:span><text:span text:style-name="NormalTok">t</text:span><text:span text:style-name="SpecialCharTok">}</text:span><text:span text:style-name="SpecialStringTok">'</text:span><text:span text:style-name="NormalTok">, dist.Poisson(lambda_), obs</text:span><text:span text:style-name="OperatorTok">=</text:span><text:span text:style-name="NormalTok">delta_I_obs[t])</text:span>
</text:p>
      <text:p text:style-name="Preformatted_20_Text">
<text:span text:style-name="NormalTok"><text:s text:c="8"/></text:span>
</text:p>
      <text:p text:style-name="Preformatted_20_Text">
<text:span text:style-name="NormalTok"><text:s text:c="8"/>delta_I_t </text:span><text:span text:style-name="OperatorTok">=</text:span><text:span text:style-name="NormalTok"><text:s text:c="1"/>delta_I_obs[t]</text:span>
</text:p>
      <text:p text:style-name="Preformatted_20_Text">
<text:span text:style-name="NormalTok"><text:s text:c="8"/></text:span>
</text:p>
      <text:p text:style-name="Preformatted_20_Text">
<text:span text:style-name="NormalTok"><text:s text:c="8"/></text:span><text:span text:style-name="CommentTok"># Quota returned is observed</text:span>
</text:p>
      <text:p text:style-name="Preformatted_20_Text">
<text:span text:style-name="NormalTok"><text:s text:c="8"/>quota_returned </text:span><text:span text:style-name="OperatorTok">=</text:span><text:span text:style-name="NormalTok"><text:s text:c="1"/>quota_returned_list[t]</text:span>
</text:p>
      <text:p text:style-name="Preformatted_20_Text">
<text:span text:style-name="NormalTok"><text:s text:c="8"/></text:span>
</text:p>
      <text:p text:style-name="Preformatted_20_Text">
<text:span text:style-name="NormalTok"><text:s text:c="8"/></text:span><text:span text:style-name="CommentTok"># Update accumulated demand with forgetting and quota returned</text:span>
</text:p>
      <text:p text:style-name="Preformatted_20_Text">
<text:span text:style-name="NormalTok"><text:s text:c="8"/>I_t </text:span><text:span text:style-name="OperatorTok">=</text:span><text:span text:style-name="NormalTok"><text:s text:c="1"/>(</text:span><text:span text:style-name="DecValTok">1</text:span><text:span text:style-name="NormalTok"><text:s text:c="1"/></text:span><text:span text:style-name="OperatorTok">-</text:span><text:span text:style-name="NormalTok"><text:s text:c="1"/>phi) </text:span><text:span text:style-name="OperatorTok">*</text:span><text:span text:style-name="NormalTok"><text:s text:c="1"/>I_prev </text:span><text:span text:style-name="OperatorTok">+</text:span><text:span text:style-name="NormalTok"><text:s text:c="1"/>delta_I_t </text:span><text:span text:style-name="OperatorTok">+</text:span><text:span text:style-name="NormalTok"><text:s text:c="1"/>quota_returned</text:span>
</text:p>
      <text:p text:style-name="Preformatted_20_Text">
<text:span text:style-name="NormalTok"><text:s text:c="8"/></text:span>
</text:p>
      <text:p text:style-name="Preformatted_20_Text">
<text:span text:style-name="NormalTok"><text:s text:c="8"/></text:span><text:span text:style-name="CommentTok"># Update available quota with quota returned</text:span>
</text:p>
      <text:p text:style-name="Preformatted_20_Text">
<text:span text:style-name="NormalTok"><text:s text:c="8"/>Q_t </text:span><text:span text:style-name="OperatorTok">=</text:span><text:span text:style-name="NormalTok"><text:s text:c="1"/>Q_prev </text:span><text:span text:style-name="OperatorTok">+</text:span><text:span text:style-name="NormalTok"><text:s text:c="1"/>quota_returned</text:span>
</text:p>
      <text:p text:style-name="Preformatted_20_Text">
<text:span text:style-name="NormalTok"><text:s text:c="8"/></text:span>
</text:p>
      <text:p text:style-name="Preformatted_20_Text">
<text:span text:style-name="NormalTok"><text:s text:c="8"/></text:span><text:span text:style-name="CommentTok"># Ensure I_t and Q_t are positive</text:span>
</text:p>
      <text:p text:style-name="Preformatted_20_Text">
<text:span text:style-name="NormalTok"><text:s text:c="8"/>I_t </text:span><text:span text:style-name="OperatorTok">=</text:span><text:span text:style-name="NormalTok"><text:s text:c="1"/>torch.clamp(I_t, </text:span><text:span text:style-name="BuiltInTok">min</text:span><text:span text:style-name="OperatorTok">=</text:span><text:span text:style-name="FloatTok">0.0</text:span><text:span text:style-name="NormalTok">)</text:span>
</text:p>
      <text:p text:style-name="Preformatted_20_Text">
<text:span text:style-name="NormalTok"><text:s text:c="8"/>Q_t </text:span><text:span text:style-name="OperatorTok">=</text:span><text:span text:style-name="NormalTok"><text:s text:c="1"/>torch.clamp(Q_t, </text:span><text:span text:style-name="BuiltInTok">min</text:span><text:span text:style-name="OperatorTok">=</text:span><text:span text:style-name="FloatTok">0.0</text:span><text:span text:style-name="NormalTok">)</text:span>
</text:p>
      <text:p text:style-name="Preformatted_20_Text">
<text:span text:style-name="NormalTok"><text:s text:c="8"/></text:span>
</text:p>
      <text:p text:style-name="Preformatted_20_Text">
<text:span text:style-name="NormalTok"><text:s text:c="8"/></text:span><text:span text:style-name="CommentTok"># Compute scheduled experiments</text:span>
</text:p>
      <text:p text:style-name="Preformatted_20_Text">
<text:span text:style-name="NormalTok"><text:s text:c="8"/>E_t_model </text:span><text:span text:style-name="OperatorTok">=</text:span><text:span text:style-name="NormalTok"><text:s text:c="1"/>torch.</text:span><text:span text:style-name="BuiltInTok">min</text:span><text:span text:style-name="NormalTok">(I_t </text:span><text:span text:style-name="OperatorTok">/</text:span><text:span text:style-name="NormalTok"><text:s text:c="1"/>(T </text:span><text:span text:style-name="OperatorTok">-</text:span><text:span text:style-name="NormalTok"><text:s text:c="1"/>t </text:span><text:span text:style-name="OperatorTok">+</text:span><text:span text:style-name="NormalTok"><text:s text:c="1"/></text:span><text:span text:style-name="DecValTok">1</text:span><text:span text:style-name="NormalTok">), Q_t </text:span><text:span text:style-name="OperatorTok">/</text:span><text:span text:style-name="NormalTok"><text:s text:c="1"/>(T </text:span><text:span text:style-name="OperatorTok">-</text:span><text:span text:style-name="NormalTok"><text:s text:c="1"/>t </text:span><text:span text:style-name="OperatorTok">+</text:span><text:span text:style-name="NormalTok"><text:s text:c="1"/></text:span><text:span text:style-name="DecValTok">1</text:span><text:span text:style-name="NormalTok">))</text:span>
</text:p>
      <text:p text:style-name="Preformatted_20_Text">
<text:span text:style-name="NormalTok"><text:s text:c="8"/>E_t_model </text:span><text:span text:style-name="OperatorTok">=</text:span><text:span text:style-name="NormalTok"><text:s text:c="1"/>torch.clamp(E_t_model, </text:span><text:span text:style-name="BuiltInTok">min</text:span><text:span text:style-name="OperatorTok">=</text:span><text:span text:style-name="FloatTok">0.0</text:span><text:span text:style-name="NormalTok">)</text:span>
</text:p>
      <text:p text:style-name="Preformatted_20_Text">
<text:span text:style-name="NormalTok"><text:s text:c="8"/></text:span>
</text:p>
      <text:p text:style-name="Preformatted_20_Text">
<text:span text:style-name="NormalTok"><text:s text:c="8"/></text:span><text:span text:style-name="CommentTok"># Observe E_obs[t] with a small epsilon</text:span>
</text:p>
      <text:p text:style-name="Preformatted_20_Text">
<text:span text:style-name="NormalTok"><text:s text:c="8"/>epsilon </text:span><text:span text:style-name="OperatorTok">=</text:span><text:span text:style-name="NormalTok"><text:s text:c="1"/></text:span><text:span text:style-name="FloatTok">1e-3</text:span>
</text:p>
      <text:p text:style-name="Preformatted_20_Text">
<text:span text:style-name="NormalTok"><text:s text:c="8"/>pyro.sample(</text:span><text:span text:style-name="SpecialStringTok">f'E_obs_</text:span><text:span text:style-name="SpecialCharTok">{</text:span><text:span text:style-name="NormalTok">t</text:span><text:span text:style-name="SpecialCharTok">}</text:span><text:span text:style-name="SpecialStringTok">'</text:span><text:span text:style-name="NormalTok">, dist.Normal(E_t_model, epsilon), obs</text:span><text:span text:style-name="OperatorTok">=</text:span><text:span text:style-name="NormalTok">E_obs[t])</text:span>
</text:p>
      <text:p text:style-name="Preformatted_20_Text">
<text:span text:style-name="NormalTok"><text:s text:c="8"/></text:span>
</text:p>
      <text:p text:style-name="Preformatted_20_Text">
<text:span text:style-name="NormalTok"><text:s text:c="8"/></text:span><text:span text:style-name="CommentTok"># Update previous I and Q</text:span>
</text:p>
      <text:p text:style-name="Preformatted_20_Text">
<text:span text:style-name="NormalTok"><text:s text:c="8"/>I_prev </text:span><text:span text:style-name="OperatorTok">=</text:span><text:span text:style-name="NormalTok"><text:s text:c="1"/>I_t</text:span>
</text:p>
      <text:p text:style-name="Preformatted_20_Text">
<text:span text:style-name="NormalTok"><text:s text:c="8"/>Q_prev </text:span><text:span text:style-name="OperatorTok">=</text:span><text:span text:style-name="NormalTok"><text:s text:c="1"/>Q_t </text:span><text:span text:style-name="OperatorTok">-</text:span><text:span text:style-name="NormalTok"><text:s text:c="1"/>E_obs[t]</text:span>
</text:p>
      <text:p text:style-name="Preformatted_20_Text">
</text:p>
      <text:p text:style-name="Preformatted_20_Text">
<text:span text:style-name="CommentTok"># Define the guide (variational distribution) for SVI</text:span>
</text:p>
      <text:p text:style-name="Preformatted_20_Text">
<text:span text:style-name="KeywordTok">def</text:span><text:span text:style-name="NormalTok"><text:s text:c="1"/>guide(E_obs, Q_obs, delta_I_obs, quota_returned_list):</text:span>
</text:p>
      <text:p text:style-name="Preformatted_20_Text">
<text:span text:style-name="NormalTok"><text:s text:c="4"/></text:span><text:span text:style-name="CommentTok"># Variational parameters for lambda_</text:span>
</text:p>
      <text:p text:style-name="Preformatted_20_Text">
<text:span text:style-name="NormalTok"><text:s text:c="4"/>lambda_alpha_q </text:span><text:span text:style-name="OperatorTok">=</text:span><text:span text:style-name="NormalTok"><text:s text:c="1"/>pyro.param(</text:span><text:span text:style-name="StringTok">'lambda_alpha_q'</text:span><text:span text:style-name="NormalTok">, torch.tensor(</text:span><text:span text:style-name="FloatTok">3.0</text:span><text:span text:style-name="NormalTok">), constraint</text:span><text:span text:style-name="OperatorTok">=</text:span><text:span text:style-name="NormalTok">dist.constraints.positive)</text:span>
</text:p>
      <text:p text:style-name="Preformatted_20_Text">
<text:span text:style-name="NormalTok"><text:s text:c="4"/>lambda_beta_q </text:span><text:span text:style-name="OperatorTok">=</text:span><text:span text:style-name="NormalTok"><text:s text:c="1"/>pyro.param(</text:span><text:span text:style-name="StringTok">'lambda_beta_q'</text:span><text:span text:style-name="NormalTok">, torch.tensor(</text:span><text:span text:style-name="FloatTok">1.0</text:span><text:span text:style-name="NormalTok">), constraint</text:span><text:span text:style-name="OperatorTok">=</text:span><text:span text:style-name="NormalTok">dist.constraints.positive)</text:span>
</text:p>
      <text:p text:style-name="Preformatted_20_Text">
<text:span text:style-name="NormalTok"><text:s text:c="4"/>pyro.sample(</text:span><text:span text:style-name="StringTok">'lambda'</text:span><text:span text:style-name="NormalTok">, dist.Gamma(lambda_alpha_q, lambda_beta_q))</text:span>
</text:p>
      <text:p text:style-name="Preformatted_20_Text">
<text:span text:style-name="NormalTok"><text:s text:c="4"/></text:span>
</text:p>
      <text:p text:style-name="Preformatted_20_Text">
<text:span text:style-name="NormalTok"><text:s text:c="4"/></text:span><text:span text:style-name="CommentTok"># Variational parameters for phi</text:span>
</text:p>
      <text:p text:style-name="Preformatted_20_Text">
<text:span text:style-name="NormalTok"><text:s text:c="4"/>phi_alpha_q </text:span><text:span text:style-name="OperatorTok">=</text:span><text:span text:style-name="NormalTok"><text:s text:c="1"/>pyro.param(</text:span><text:span text:style-name="StringTok">'phi_alpha_q'</text:span><text:span text:style-name="NormalTok">, torch.tensor(</text:span><text:span text:style-name="FloatTok">3.0</text:span><text:span text:style-name="NormalTok">), constraint</text:span><text:span text:style-name="OperatorTok">=</text:span><text:span text:style-name="NormalTok">dist.constraints.positive)</text:span>
</text:p>
      <text:p text:style-name="Preformatted_20_Text">
<text:span text:style-name="NormalTok"><text:s text:c="4"/>phi_beta_q </text:span><text:span text:style-name="OperatorTok">=</text:span><text:span text:style-name="NormalTok"><text:s text:c="1"/>pyro.param(</text:span><text:span text:style-name="StringTok">'phi_beta_q'</text:span><text:span text:style-name="NormalTok">, torch.tensor(</text:span><text:span text:style-name="FloatTok">3.0</text:span><text:span text:style-name="NormalTok">), constraint</text:span><text:span text:style-name="OperatorTok">=</text:span><text:span text:style-name="NormalTok">dist.constraints.positive)</text:span>
</text:p>
      <text:p text:style-name="Preformatted_20_Text">
<text:span text:style-name="NormalTok"><text:s text:c="4"/>pyro.sample(</text:span><text:span text:style-name="StringTok">'phi'</text:span><text:span text:style-name="NormalTok">, dist.Beta(phi_alpha_q, phi_beta_q))</text:span>
</text:p>
      <text:p text:style-name="Preformatted_20_Text">
</text:p>
      <text:p text:style-name="Preformatted_20_Text">
<text:span text:style-name="CommentTok"># Set up the optimizer for SVI</text:span>
</text:p>
      <text:p text:style-name="Preformatted_20_Text">
<text:span text:style-name="NormalTok">optimizer </text:span><text:span text:style-name="OperatorTok">=</text:span><text:span text:style-name="NormalTok"><text:s text:c="1"/>Adam({</text:span><text:span text:style-name="StringTok">'lr'</text:span><text:span text:style-name="NormalTok">: </text:span><text:span text:style-name="FloatTok">0.005</text:span><text:span text:style-name="NormalTok">})</text:span>
</text:p>
      <text:p text:style-name="Preformatted_20_Text">
</text:p>
      <text:p text:style-name="Preformatted_20_Text">
<text:span text:style-name="CommentTok"># Set up the loss function for SVI</text:span>
</text:p>
      <text:p text:style-name="Preformatted_20_Text">
<text:span text:style-name="NormalTok">elbo </text:span><text:span text:style-name="OperatorTok">=</text:span><text:span text:style-name="NormalTok"><text:s text:c="1"/>Trace_ELBO()</text:span>
</text:p>
      <text:p text:style-name="Preformatted_20_Text">
</text:p>
      <text:p text:style-name="Preformatted_20_Text">
<text:span text:style-name="CommentTok"># Initialize SVI object</text:span>
</text:p>
      <text:p text:style-name="Preformatted_20_Text">
<text:span text:style-name="NormalTok">svi </text:span><text:span text:style-name="OperatorTok">=</text:span><text:span text:style-name="NormalTok"><text:s text:c="1"/>SVI(model, guide, optimizer, loss</text:span><text:span text:style-name="OperatorTok">=</text:span><text:span text:style-name="NormalTok">elbo)</text:span>
</text:p>
      <text:p text:style-name="Preformatted_20_Text">
</text:p>
      <text:p text:style-name="Preformatted_20_Text">
<text:span text:style-name="CommentTok"># Number of training iterations</text:span>
</text:p>
      <text:p text:style-name="Preformatted_20_Text">
<text:span text:style-name="NormalTok">num_iterations </text:span><text:span text:style-name="OperatorTok">=</text:span><text:span text:style-name="NormalTok"><text:s text:c="1"/></text:span><text:span text:style-name="DecValTok">3000</text:span>
</text:p>
      <text:p text:style-name="Preformatted_20_Text">
</text:p>
      <text:p text:style-name="Preformatted_20_Text">
<text:span text:style-name="CommentTok"># Lists to store loss values</text:span>
</text:p>
      <text:p text:style-name="Preformatted_20_Text">
<text:span text:style-name="NormalTok">losses </text:span><text:span text:style-name="OperatorTok">=</text:span><text:span text:style-name="NormalTok"><text:s text:c="1"/>[]</text:span>
</text:p>
      <text:p text:style-name="Preformatted_20_Text">
</text:p>
      <text:p text:style-name="Preformatted_20_Text">
<text:span text:style-name="CommentTok"># Perform variational inference</text:span>
</text:p>
      <text:p text:style-name="Preformatted_20_Text">
<text:span text:style-name="ControlFlowTok">for</text:span><text:span text:style-name="NormalTok"><text:s text:c="1"/>i </text:span><text:span text:style-name="KeywordTok">in</text:span><text:span text:style-name="NormalTok"><text:s text:c="1"/></text:span><text:span text:style-name="BuiltInTok">range</text:span><text:span text:style-name="NormalTok">(num_iterations):</text:span>
</text:p>
      <text:p text:style-name="Preformatted_20_Text">
<text:span text:style-name="NormalTok"><text:s text:c="4"/>loss </text:span><text:span text:style-name="OperatorTok">=</text:span><text:span text:style-name="NormalTok"><text:s text:c="1"/>svi.step(E_obs, Q_obs, delta_I_obs, quota_returned_list)</text:span>
</text:p>
      <text:p text:style-name="Preformatted_20_Text">
<text:span text:style-name="NormalTok"><text:s text:c="4"/>losses.append(loss)</text:span>
</text:p>
      <text:p text:style-name="Preformatted_20_Text">
<text:span text:style-name="NormalTok"><text:s text:c="4"/></text:span><text:span text:style-name="ControlFlowTok">if</text:span><text:span text:style-name="NormalTok"><text:s text:c="1"/>i </text:span><text:span text:style-name="OperatorTok">%</text:span><text:span text:style-name="NormalTok"><text:s text:c="1"/></text:span><text:span text:style-name="DecValTok">100</text:span><text:span text:style-name="NormalTok"><text:s text:c="1"/></text:span><text:span text:style-name="OperatorTok">==</text:span><text:span text:style-name="NormalTok"><text:s text:c="1"/></text:span><text:span text:style-name="DecValTok">0</text:span><text:span text:style-name="NormalTok">:</text:span>
</text:p>
      <text:p text:style-name="Preformatted_20_Text">
<text:span text:style-name="NormalTok"><text:s text:c="8"/></text:span><text:span text:style-name="BuiltInTok">print</text:span><text:span text:style-name="NormalTok">(</text:span><text:span text:style-name="SpecialStringTok">f"Iteration </text:span><text:span text:style-name="SpecialCharTok">{</text:span><text:span text:style-name="NormalTok">i</text:span><text:span text:style-name="SpecialCharTok">}</text:span><text:span text:style-name="SpecialStringTok">, Loss: </text:span><text:span text:style-name="SpecialCharTok">{</text:span><text:span text:style-name="NormalTok">loss</text:span><text:span text:style-name="SpecialCharTok">:.2f}</text:span><text:span text:style-name="SpecialStringTok">"</text:span><text:span text:style-name="NormalTok">)</text:span>
</text:p>
      <text:p text:style-name="Preformatted_20_Text">
</text:p>
      <text:p text:style-name="Preformatted_20_Text">
<text:span text:style-name="CommentTok"># Extract the estimated parameters</text:span>
</text:p>
      <text:p text:style-name="Preformatted_20_Text">
<text:span text:style-name="NormalTok">lambda_alpha_q </text:span><text:span text:style-name="OperatorTok">=</text:span><text:span text:style-name="NormalTok"><text:s text:c="1"/>pyro.param(</text:span><text:span text:style-name="StringTok">'lambda_alpha_q'</text:span><text:span text:style-name="NormalTok">).item()</text:span>
</text:p>
      <text:p text:style-name="Preformatted_20_Text">
<text:span text:style-name="NormalTok">lambda_beta_q </text:span><text:span text:style-name="OperatorTok">=</text:span><text:span text:style-name="NormalTok"><text:s text:c="1"/>pyro.param(</text:span><text:span text:style-name="StringTok">'lambda_beta_q'</text:span><text:span text:style-name="NormalTok">).item()</text:span>
</text:p>
      <text:p text:style-name="Preformatted_20_Text">
<text:span text:style-name="NormalTok">lambda_estimate </text:span><text:span text:style-name="OperatorTok">=</text:span><text:span text:style-name="NormalTok"><text:s text:c="1"/>lambda_alpha_q </text:span><text:span text:style-name="OperatorTok">/</text:span><text:span text:style-name="NormalTok"><text:s text:c="1"/>lambda_beta_q</text:span>
</text:p>
      <text:p text:style-name="Preformatted_20_Text">
</text:p>
      <text:p text:style-name="Preformatted_20_Text">
<text:span text:style-name="NormalTok">phi_alpha_q </text:span><text:span text:style-name="OperatorTok">=</text:span><text:span text:style-name="NormalTok"><text:s text:c="1"/>pyro.param(</text:span><text:span text:style-name="StringTok">'phi_alpha_q'</text:span><text:span text:style-name="NormalTok">).item()</text:span>
</text:p>
      <text:p text:style-name="Preformatted_20_Text">
<text:span text:style-name="NormalTok">phi_beta_q </text:span><text:span text:style-name="OperatorTok">=</text:span><text:span text:style-name="NormalTok"><text:s text:c="1"/>pyro.param(</text:span><text:span text:style-name="StringTok">'phi_beta_q'</text:span><text:span text:style-name="NormalTok">).item()</text:span>
</text:p>
      <text:p text:style-name="Preformatted_20_Text">
<text:span text:style-name="NormalTok">phi_estimate </text:span><text:span text:style-name="OperatorTok">=</text:span><text:span text:style-name="NormalTok"><text:s text:c="1"/>phi_alpha_q </text:span><text:span text:style-name="OperatorTok">/</text:span><text:span text:style-name="NormalTok"><text:s text:c="1"/>(phi_alpha_q </text:span><text:span text:style-name="OperatorTok">+</text:span><text:span text:style-name="NormalTok"><text:s text:c="1"/>phi_beta_q)</text:span>
</text:p>
      <text:p text:style-name="Preformatted_20_Text">
</text:p>
      <text:p text:style-name="Preformatted_20_Text">
<text:span text:style-name="CommentTok"># Print the estimated parameters and compare with true values</text:span>
</text:p>
      <text:p text:style-name="Preformatted_20_Text">
<text:span text:style-name="BuiltInTok">print</text:span><text:span text:style-name="NormalTok">(</text:span><text:span text:style-name="SpecialStringTok">f"</text:span><text:span text:style-name="CharTok">\n</text:span><text:span text:style-name="SpecialStringTok">Estimated lambda (idea generation rate): </text:span><text:span text:style-name="SpecialCharTok">{</text:span><text:span text:style-name="NormalTok">lambda_estimate</text:span><text:span text:style-name="SpecialCharTok">:.2f}</text:span><text:span text:style-name="SpecialStringTok">"</text:span><text:span text:style-name="NormalTok">)</text:span>
</text:p>
      <text:p text:style-name="Preformatted_20_Text">
<text:span text:style-name="BuiltInTok">print</text:span><text:span text:style-name="NormalTok">(</text:span><text:span text:style-name="SpecialStringTok">f"True lambda: </text:span><text:span text:style-name="SpecialCharTok">{</text:span><text:span text:style-name="NormalTok">lambda_true</text:span><text:span text:style-name="SpecialCharTok">}</text:span><text:span text:style-name="SpecialStringTok">"</text:span><text:span text:style-name="NormalTok">)</text:span>
</text:p>
      <text:p text:style-name="Preformatted_20_Text">
<text:span text:style-name="BuiltInTok">print</text:span><text:span text:style-name="NormalTok">(</text:span><text:span text:style-name="SpecialStringTok">f"Estimated phi (forgetting rate): </text:span><text:span text:style-name="SpecialCharTok">{</text:span><text:span text:style-name="NormalTok">phi_estimate</text:span><text:span text:style-name="SpecialCharTok">:.2f}</text:span><text:span text:style-name="SpecialStringTok">"</text:span><text:span text:style-name="NormalTok">)</text:span>
</text:p>
      <text:p text:style-name="Preformatted_20_Text">
<text:span text:style-name="BuiltInTok">print</text:span><text:span text:style-name="NormalTok">(</text:span><text:span text:style-name="SpecialStringTok">f"True phi: </text:span><text:span text:style-name="SpecialCharTok">{</text:span><text:span text:style-name="NormalTok">phi_true</text:span><text:span text:style-name="SpecialCharTok">}</text:span><text:span text:style-name="SpecialStringTok">"</text:span><text:span text:style-name="NormalTok">)</text:span>
</text:p>
      <text:p text:style-name="Preformatted_20_Text">
</text:p>
      <text:p text:style-name="Preformatted_20_Text">
<text:span text:style-name="CommentTok"># Plot the loss over iterations</text:span>
</text:p>
      <text:p text:style-name="Preformatted_20_Text">
<text:span text:style-name="NormalTok">plt.figure(figsize</text:span><text:span text:style-name="OperatorTok">=</text:span><text:span text:style-name="NormalTok">(</text:span><text:span text:style-name="DecValTok">8</text:span><text:span text:style-name="NormalTok">, </text:span><text:span text:style-name="DecValTok">4</text:span><text:span text:style-name="NormalTok">))</text:span>
</text:p>
      <text:p text:style-name="Preformatted_20_Text">
<text:span text:style-name="NormalTok">plt.plot(losses)</text:span>
</text:p>
      <text:p text:style-name="Preformatted_20_Text">
<text:span text:style-name="NormalTok">plt.xlabel(</text:span><text:span text:style-name="StringTok">'Iteration'</text:span><text:span text:style-name="NormalTok">)</text:span>
</text:p>
      <text:p text:style-name="Preformatted_20_Text">
<text:span text:style-name="NormalTok">plt.ylabel(</text:span><text:span text:style-name="StringTok">'ELBO Loss'</text:span><text:span text:style-name="NormalTok">)</text:span>
</text:p>
      <text:p text:style-name="Preformatted_20_Text">
<text:span text:style-name="NormalTok">plt.title(</text:span><text:span text:style-name="StringTok">'ELBO Loss over Iterations'</text:span><text:span text:style-name="NormalTok">)</text:span>
</text:p>
      <text:p text:style-name="Preformatted_20_Text">
<text:span text:style-name="NormalTok">plt.show()</text:span>
</text:p>
      <text:p text:style-name="Preformatted_20_Text">
</text:p>
      <text:p text:style-name="Preformatted_20_Text">
<text:span text:style-name="CommentTok"># Corrected code for calculating demand lost due to quota limitations</text:span>
</text:p>
      <text:p text:style-name="Preformatted_20_Text">
<text:span text:style-name="CommentTok"># Initialize arrays to store KPIs</text:span>
</text:p>
      <text:p text:style-name="Preformatted_20_Text">
<text:span text:style-name="NormalTok">demand_lost_samples </text:span><text:span text:style-name="OperatorTok">=</text:span><text:span text:style-name="NormalTok"><text:s text:c="1"/>[]</text:span>
</text:p>
      <text:p text:style-name="Preformatted_20_Text">
<text:span text:style-name="NormalTok">quota_unspent_samples </text:span><text:span text:style-name="OperatorTok">=</text:span><text:span text:style-name="NormalTok"><text:s text:c="1"/>[]</text:span>
</text:p>
      <text:p text:style-name="Preformatted_20_Text">
<text:span text:style-name="NormalTok">quota_days_lost_samples </text:span><text:span text:style-name="OperatorTok">=</text:span><text:span text:style-name="NormalTok"><text:s text:c="1"/>[]</text:span>
</text:p>
      <text:p text:style-name="Preformatted_20_Text">
</text:p>
      <text:p text:style-name="Preformatted_20_Text">
<text:span text:style-name="NormalTok">num_samples </text:span><text:span text:style-name="OperatorTok">=</text:span><text:span text:style-name="NormalTok"><text:s text:c="1"/></text:span><text:span text:style-name="DecValTok">5000</text:span><text:span text:style-name="NormalTok"><text:s text:c="2"/></text:span><text:span text:style-name="CommentTok"># Number of samples to draw from the posterior</text:span>
</text:p>
      <text:p text:style-name="Preformatted_20_Text">
</text:p>
      <text:p text:style-name="Preformatted_20_Text">
<text:span text:style-name="ControlFlowTok">for</text:span><text:span text:style-name="NormalTok"><text:s text:c="1"/>_ </text:span><text:span text:style-name="KeywordTok">in</text:span><text:span text:style-name="NormalTok"><text:s text:c="1"/></text:span><text:span text:style-name="BuiltInTok">range</text:span><text:span text:style-name="NormalTok">(num_samples):</text:span>
</text:p>
      <text:p text:style-name="Preformatted_20_Text">
<text:span text:style-name="NormalTok"><text:s text:c="4"/></text:span><text:span text:style-name="CommentTok"># Sample lambda and phi from variational posterior distributions</text:span>
</text:p>
      <text:p text:style-name="Preformatted_20_Text">
<text:span text:style-name="NormalTok"><text:s text:c="4"/>lambda_sample </text:span><text:span text:style-name="OperatorTok">=</text:span><text:span text:style-name="NormalTok"><text:s text:c="1"/>dist.Gamma(lambda_alpha_q, lambda_beta_q).sample()</text:span>
</text:p>
      <text:p text:style-name="Preformatted_20_Text">
<text:span text:style-name="NormalTok"><text:s text:c="4"/>phi_sample </text:span><text:span text:style-name="OperatorTok">=</text:span><text:span text:style-name="NormalTok"><text:s text:c="1"/>dist.Beta(phi_alpha_q, phi_beta_q).sample()</text:span>
</text:p>
      <text:p text:style-name="Preformatted_20_Text">
<text:span text:style-name="NormalTok"><text:s text:c="4"/></text:span>
</text:p>
      <text:p text:style-name="Preformatted_20_Text">
<text:span text:style-name="NormalTok"><text:s text:c="4"/></text:span><text:span text:style-name="CommentTok"># Initialize variables for this simulation</text:span>
</text:p>
      <text:p text:style-name="Preformatted_20_Text">
<text:span text:style-name="NormalTok"><text:s text:c="4"/>I_prev </text:span><text:span text:style-name="OperatorTok">=</text:span><text:span text:style-name="NormalTok"><text:s text:c="1"/></text:span><text:span text:style-name="FloatTok">10.0</text:span><text:span text:style-name="NormalTok"><text:s text:c="2"/></text:span><text:span text:style-name="CommentTok"># Starting from the known initial accumulated demand</text:span>
</text:p>
      <text:p text:style-name="Preformatted_20_Text">
<text:span text:style-name="NormalTok"><text:s text:c="4"/>Q_prev </text:span><text:span text:style-name="OperatorTok">=</text:span><text:span text:style-name="NormalTok"><text:s text:c="1"/>Q_total <text:s text:c="1"/></text:span><text:span text:style-name="CommentTok"># Starting quota</text:span>
</text:p>
      <text:p text:style-name="Preformatted_20_Text">
<text:span text:style-name="NormalTok"><text:s text:c="4"/>unmet_demand </text:span><text:span text:style-name="OperatorTok">=</text:span><text:span text:style-name="NormalTok"><text:s text:c="1"/></text:span><text:span text:style-name="FloatTok">0.0</text:span>
</text:p>
      <text:p text:style-name="Preformatted_20_Text">
<text:span text:style-name="NormalTok"><text:s text:c="4"/>total_demand </text:span><text:span text:style-name="OperatorTok">=</text:span><text:span text:style-name="NormalTok"><text:s text:c="1"/></text:span><text:span text:style-name="FloatTok">0.0</text:span>
</text:p>
      <text:p text:style-name="Preformatted_20_Text">
<text:span text:style-name="NormalTok"><text:s text:c="4"/>quota_unspent </text:span><text:span text:style-name="OperatorTok">=</text:span><text:span text:style-name="NormalTok"><text:s text:c="1"/></text:span><text:span text:style-name="FloatTok">0.0</text:span>
</text:p>
      <text:p text:style-name="Preformatted_20_Text">
<text:span text:style-name="NormalTok"><text:s text:c="4"/>quota_days_lost </text:span><text:span text:style-name="OperatorTok">=</text:span><text:span text:style-name="NormalTok"><text:s text:c="1"/></text:span><text:span text:style-name="FloatTok">0.0</text:span>
</text:p>
      <text:p text:style-name="Preformatted_20_Text">
<text:span text:style-name="NormalTok"><text:s text:c="4"/></text:span>
</text:p>
      <text:p text:style-name="Preformatted_20_Text">
<text:span text:style-name="NormalTok"><text:s text:c="4"/></text:span><text:span text:style-name="ControlFlowTok">for</text:span><text:span text:style-name="NormalTok"><text:s text:c="1"/>t </text:span><text:span text:style-name="KeywordTok">in</text:span><text:span text:style-name="NormalTok"><text:s text:c="1"/></text:span><text:span text:style-name="BuiltInTok">range</text:span><text:span text:style-name="NormalTok">(T):</text:span>
</text:p>
      <text:p text:style-name="Preformatted_20_Text">
<text:span text:style-name="NormalTok"><text:s text:c="8"/></text:span><text:span text:style-name="CommentTok"># Sample delta_I_t</text:span>
</text:p>
      <text:p text:style-name="Preformatted_20_Text">
<text:span text:style-name="NormalTok"><text:s text:c="8"/>delta_I_t </text:span><text:span text:style-name="OperatorTok">=</text:span><text:span text:style-name="NormalTok"><text:s text:c="1"/>np.random.poisson(lam</text:span><text:span text:style-name="OperatorTok">=</text:span><text:span text:style-name="NormalTok">lambda_sample.item())</text:span>
</text:p>
      <text:p text:style-name="Preformatted_20_Text">
<text:span text:style-name="NormalTok"><text:s text:c="8"/></text:span>
</text:p>
      <text:p text:style-name="Preformatted_20_Text">
<text:span text:style-name="NormalTok"><text:s text:c="8"/></text:span><text:span text:style-name="CommentTok"># Quota returned is observed</text:span>
</text:p>
      <text:p text:style-name="Preformatted_20_Text">
<text:span text:style-name="NormalTok"><text:s text:c="8"/>quota_returned </text:span><text:span text:style-name="OperatorTok">=</text:span><text:span text:style-name="NormalTok"><text:s text:c="1"/>quota_returned_list[t].item()</text:span>
</text:p>
      <text:p text:style-name="Preformatted_20_Text">
<text:span text:style-name="NormalTok"><text:s text:c="8"/></text:span>
</text:p>
      <text:p text:style-name="Preformatted_20_Text">
<text:span text:style-name="NormalTok"><text:s text:c="8"/></text:span><text:span text:style-name="CommentTok"># Update available quota with quota returned</text:span>
</text:p>
      <text:p text:style-name="Preformatted_20_Text">
<text:span text:style-name="NormalTok"><text:s text:c="8"/>Q_t </text:span><text:span text:style-name="OperatorTok">=</text:span><text:span text:style-name="NormalTok"><text:s text:c="1"/>Q_prev </text:span><text:span text:style-name="OperatorTok">+</text:span><text:span text:style-name="NormalTok"><text:s text:c="1"/>quota_returned</text:span>
</text:p>
      <text:p text:style-name="Preformatted_20_Text">
<text:span text:style-name="NormalTok"><text:s text:c="8"/></text:span>
</text:p>
      <text:p text:style-name="Preformatted_20_Text">
<text:span text:style-name="NormalTok"><text:s text:c="8"/></text:span><text:span text:style-name="CommentTok"># Update accumulated demand with forgetting and quota returned</text:span>
</text:p>
      <text:p text:style-name="Preformatted_20_Text">
<text:span text:style-name="NormalTok"><text:s text:c="8"/>I_t </text:span><text:span text:style-name="OperatorTok">=</text:span><text:span text:style-name="NormalTok"><text:s text:c="1"/>(</text:span><text:span text:style-name="DecValTok">1</text:span><text:span text:style-name="NormalTok"><text:s text:c="1"/></text:span><text:span text:style-name="OperatorTok">-</text:span><text:span text:style-name="NormalTok"><text:s text:c="1"/>phi_sample.item()) </text:span><text:span text:style-name="OperatorTok">*</text:span><text:span text:style-name="NormalTok"><text:s text:c="1"/>I_prev </text:span><text:span text:style-name="OperatorTok">+</text:span><text:span text:style-name="NormalTok"><text:s text:c="1"/>delta_I_t </text:span><text:span text:style-name="OperatorTok">+</text:span><text:span text:style-name="NormalTok"><text:s text:c="1"/>quota_returned </text:span><text:span text:style-name="OperatorTok">+</text:span><text:span text:style-name="NormalTok"><text:s text:c="1"/>unmet_demand</text:span>
</text:p>
      <text:p text:style-name="Preformatted_20_Text">
<text:span text:style-name="NormalTok"><text:s text:c="8"/></text:span>
</text:p>
      <text:p text:style-name="Preformatted_20_Text">
<text:span text:style-name="NormalTok"><text:s text:c="8"/></text:span><text:span text:style-name="CommentTok"># Ensure I_t and Q_t are positive</text:span>
</text:p>
      <text:p text:style-name="Preformatted_20_Text">
<text:span text:style-name="NormalTok"><text:s text:c="8"/>I_t </text:span><text:span text:style-name="OperatorTok">=</text:span><text:span text:style-name="NormalTok"><text:s text:c="1"/></text:span><text:span text:style-name="BuiltInTok">max</text:span><text:span text:style-name="NormalTok">(I_t, </text:span><text:span text:style-name="FloatTok">0.0</text:span><text:span text:style-name="NormalTok">)</text:span>
</text:p>
      <text:p text:style-name="Preformatted_20_Text">
<text:span text:style-name="NormalTok"><text:s text:c="8"/>Q_t </text:span><text:span text:style-name="OperatorTok">=</text:span><text:span text:style-name="NormalTok"><text:s text:c="1"/></text:span><text:span text:style-name="BuiltInTok">max</text:span><text:span text:style-name="NormalTok">(Q_t, </text:span><text:span text:style-name="FloatTok">0.0</text:span><text:span text:style-name="NormalTok">)</text:span>
</text:p>
      <text:p text:style-name="Preformatted_20_Text">
<text:span text:style-name="NormalTok"><text:s text:c="8"/></text:span>
</text:p>
      <text:p text:style-name="Preformatted_20_Text">
<text:span text:style-name="NormalTok"><text:s text:c="8"/></text:span><text:span text:style-name="CommentTok"># Compute potential experiments that could be scheduled</text:span>
</text:p>
      <text:p text:style-name="Preformatted_20_Text">
<text:span text:style-name="NormalTok"><text:s text:c="8"/>potential_E_t </text:span><text:span text:style-name="OperatorTok">=</text:span><text:span text:style-name="NormalTok"><text:s text:c="1"/>I_t </text:span><text:span text:style-name="OperatorTok">/</text:span><text:span text:style-name="NormalTok"><text:s text:c="1"/>(T </text:span><text:span text:style-name="OperatorTok">-</text:span><text:span text:style-name="NormalTok"><text:s text:c="1"/>t </text:span><text:span text:style-name="OperatorTok">+</text:span><text:span text:style-name="NormalTok"><text:s text:c="1"/></text:span><text:span text:style-name="DecValTok">1</text:span><text:span text:style-name="NormalTok">)</text:span>
</text:p>
      <text:p text:style-name="Preformatted_20_Text">
<text:span text:style-name="NormalTok"><text:s text:c="8"/></text:span><text:span text:style-name="CommentTok"># Compute actual experiments schedule</text:span>
</text:p>
      <text:p text:style-name="Preformatted_20_Text">
<text:span text:style-name="NormalTok"><text:s text:c="8"/>E_t </text:span><text:span text:style-name="OperatorTok">=</text:span><text:span text:style-name="NormalTok"><text:s text:c="1"/></text:span><text:span text:style-name="BuiltInTok">min</text:span><text:span text:style-name="NormalTok">(potential_E_t, Q_t </text:span><text:span text:style-name="OperatorTok">/</text:span><text:span text:style-name="NormalTok"><text:s text:c="1"/>(T </text:span><text:span text:style-name="OperatorTok">-</text:span><text:span text:style-name="NormalTok"><text:s text:c="1"/>t </text:span><text:span text:style-name="OperatorTok">+</text:span><text:span text:style-name="NormalTok"><text:s text:c="1"/></text:span><text:span text:style-name="DecValTok">1</text:span><text:span text:style-name="NormalTok">))</text:span>
</text:p>
      <text:p text:style-name="Preformatted_20_Text">
<text:span text:style-name="NormalTok"><text:s text:c="8"/>E_t </text:span><text:span text:style-name="OperatorTok">=</text:span><text:span text:style-name="NormalTok"><text:s text:c="1"/></text:span><text:span text:style-name="BuiltInTok">max</text:span><text:span text:style-name="NormalTok">(E_t, </text:span><text:span text:style-name="FloatTok">0.0</text:span><text:span text:style-name="NormalTok">)</text:span>
</text:p>
      <text:p text:style-name="Preformatted_20_Text">
<text:span text:style-name="NormalTok"><text:s text:c="8"/></text:span>
</text:p>
      <text:p text:style-name="Preformatted_20_Text">
<text:span text:style-name="NormalTok"><text:s text:c="8"/></text:span><text:span text:style-name="CommentTok"># Update unmet demand</text:span>
</text:p>
      <text:p text:style-name="Preformatted_20_Text">
<text:span text:style-name="NormalTok"><text:s text:c="8"/>actual_E_t </text:span><text:span text:style-name="OperatorTok">=</text:span><text:span text:style-name="NormalTok"><text:s text:c="1"/>E_t </text:span><text:span text:style-name="OperatorTok">*</text:span><text:span text:style-name="NormalTok"><text:s text:c="1"/>(T </text:span><text:span text:style-name="OperatorTok">-</text:span><text:span text:style-name="NormalTok"><text:s text:c="1"/>t </text:span><text:span text:style-name="OperatorTok">+</text:span><text:span text:style-name="NormalTok"><text:s text:c="1"/></text:span><text:span text:style-name="DecValTok">1</text:span><text:span text:style-name="NormalTok">)</text:span>
</text:p>
      <text:p text:style-name="Preformatted_20_Text">
<text:span text:style-name="NormalTok"><text:s text:c="8"/>unmet_demand </text:span><text:span text:style-name="OperatorTok">=</text:span><text:span text:style-name="NormalTok"><text:s text:c="1"/></text:span><text:span text:style-name="BuiltInTok">max</text:span><text:span text:style-name="NormalTok">(</text:span><text:span text:style-name="FloatTok">0.0</text:span><text:span text:style-name="NormalTok">, I_t </text:span><text:span text:style-name="OperatorTok">-</text:span><text:span text:style-name="NormalTok"><text:s text:c="1"/>actual_E_t)</text:span>
</text:p>
      <text:p text:style-name="Preformatted_20_Text">
<text:span text:style-name="NormalTok"><text:s text:c="8"/></text:span>
</text:p>
      <text:p text:style-name="Preformatted_20_Text">
<text:span text:style-name="NormalTok"><text:s text:c="8"/></text:span><text:span text:style-name="CommentTok"># Update quota not used in this time step</text:span>
</text:p>
      <text:p text:style-name="Preformatted_20_Text">
<text:span text:style-name="NormalTok"><text:s text:c="8"/>actual_quota_used </text:span><text:span text:style-name="OperatorTok">=</text:span><text:span text:style-name="NormalTok"><text:s text:c="1"/>E_t </text:span><text:span text:style-name="OperatorTok">*</text:span><text:span text:style-name="NormalTok"><text:s text:c="1"/>(T </text:span><text:span text:style-name="OperatorTok">-</text:span><text:span text:style-name="NormalTok"><text:s text:c="1"/>t </text:span><text:span text:style-name="OperatorTok">+</text:span><text:span text:style-name="NormalTok"><text:s text:c="1"/></text:span><text:span text:style-name="DecValTok">1</text:span><text:span text:style-name="NormalTok">)</text:span>
</text:p>
      <text:p text:style-name="Preformatted_20_Text">
<text:span text:style-name="NormalTok"><text:s text:c="8"/>quota_not_used </text:span><text:span text:style-name="OperatorTok">=</text:span><text:span text:style-name="NormalTok"><text:s text:c="1"/>Q_t </text:span><text:span text:style-name="OperatorTok">-</text:span><text:span text:style-name="NormalTok"><text:s text:c="1"/>actual_quota_used</text:span>
</text:p>
      <text:p text:style-name="Preformatted_20_Text">
<text:span text:style-name="NormalTok"><text:s text:c="8"/>quota_days_lost </text:span><text:span text:style-name="OperatorTok">+=</text:span><text:span text:style-name="NormalTok"><text:s text:c="1"/>quota_not_used <text:s text:c="1"/></text:span><text:span text:style-name="CommentTok"># Accumulate quota days lost</text:span>
</text:p>
      <text:p text:style-name="Preformatted_20_Text">
<text:span text:style-name="NormalTok"><text:s text:c="8"/></text:span>
</text:p>
      <text:p text:style-name="Preformatted_20_Text">
<text:span text:style-name="NormalTok"><text:s text:c="8"/></text:span><text:span text:style-name="CommentTok"># Update cumulative demand</text:span>
</text:p>
      <text:p text:style-name="Preformatted_20_Text">
<text:span text:style-name="NormalTok"><text:s text:c="8"/>total_demand </text:span><text:span text:style-name="OperatorTok">+=</text:span><text:span text:style-name="NormalTok"><text:s text:c="1"/>delta_I_t</text:span>
</text:p>
      <text:p text:style-name="Preformatted_20_Text">
<text:span text:style-name="NormalTok"><text:s text:c="8"/></text:span>
</text:p>
      <text:p text:style-name="Preformatted_20_Text">
<text:span text:style-name="NormalTok"><text:s text:c="8"/></text:span><text:span text:style-name="CommentTok"># Update previous I and Q</text:span>
</text:p>
      <text:p text:style-name="Preformatted_20_Text">
<text:span text:style-name="NormalTok"><text:s text:c="8"/>I_prev </text:span><text:span text:style-name="OperatorTok">=</text:span><text:span text:style-name="NormalTok"><text:s text:c="1"/>I_t </text:span><text:span text:style-name="OperatorTok">-</text:span><text:span text:style-name="NormalTok"><text:s text:c="1"/>actual_E_t <text:s text:c="1"/></text:span><text:span text:style-name="CommentTok"># Remaining demand carries over</text:span>
</text:p>
      <text:p text:style-name="Preformatted_20_Text">
<text:span text:style-name="NormalTok"><text:s text:c="8"/>Q_prev </text:span><text:span text:style-name="OperatorTok">=</text:span><text:span text:style-name="NormalTok"><text:s text:c="1"/>Q_t </text:span><text:span text:style-name="OperatorTok">-</text:span><text:span text:style-name="NormalTok"><text:s text:c="1"/>actual_quota_used <text:s text:c="1"/></text:span><text:span text:style-name="CommentTok"># Remaining quota carries over</text:span>
</text:p>
      <text:p text:style-name="Preformatted_20_Text">
<text:span text:style-name="NormalTok"><text:s text:c="4"/></text:span>
</text:p>
      <text:p text:style-name="Preformatted_20_Text">
<text:span text:style-name="NormalTok"><text:s text:c="4"/></text:span><text:span text:style-name="CommentTok"># At the end of the period</text:span>
</text:p>
      <text:p text:style-name="Preformatted_20_Text">
<text:span text:style-name="NormalTok"><text:s text:c="4"/></text:span><text:span text:style-name="CommentTok"># Demand lost due to quota limitations is any remaining unmet demand</text:span>
</text:p>
      <text:p text:style-name="Preformatted_20_Text">
<text:span text:style-name="NormalTok"><text:s text:c="4"/>demand_lost_total </text:span><text:span text:style-name="OperatorTok">=</text:span><text:span text:style-name="NormalTok"><text:s text:c="1"/>unmet_demand</text:span>
</text:p>
      <text:p text:style-name="Preformatted_20_Text">
<text:span text:style-name="NormalTok"><text:s text:c="4"/></text:span>
</text:p>
      <text:p text:style-name="Preformatted_20_Text">
<text:span text:style-name="NormalTok"><text:s text:c="4"/></text:span><text:span text:style-name="CommentTok"># Quota unspent at the end of the period</text:span>
</text:p>
      <text:p text:style-name="Preformatted_20_Text">
<text:span text:style-name="NormalTok"><text:s text:c="4"/>quota_unspent_end </text:span><text:span text:style-name="OperatorTok">=</text:span><text:span text:style-name="NormalTok"><text:s text:c="1"/>Q_prev</text:span>
</text:p>
      <text:p text:style-name="Preformatted_20_Text">
<text:span text:style-name="NormalTok"><text:s text:c="4"/></text:span>
</text:p>
      <text:p text:style-name="Preformatted_20_Text">
<text:span text:style-name="NormalTok"><text:s text:c="4"/></text:span><text:span text:style-name="CommentTok"># Store the KPIs</text:span>
</text:p>
      <text:p text:style-name="Preformatted_20_Text">
<text:span text:style-name="NormalTok"><text:s text:c="4"/>demand_lost_samples.append(demand_lost_total)</text:span>
</text:p>
      <text:p text:style-name="Preformatted_20_Text">
<text:span text:style-name="NormalTok"><text:s text:c="4"/>quota_unspent_samples.append(quota_unspent_end)</text:span>
</text:p>
      <text:p text:style-name="Preformatted_20_Text">
<text:span text:style-name="NormalTok"><text:s text:c="4"/>quota_days_lost_samples.append(quota_days_lost)</text:span>
</text:p>
      <text:p text:style-name="Preformatted_20_Text">
</text:p>
      <text:p text:style-name="Preformatted_20_Text">
<text:span text:style-name="CommentTok"># Convert to tensors</text:span>
</text:p>
      <text:p text:style-name="Preformatted_20_Text">
<text:span text:style-name="NormalTok">demand_lost_samples </text:span><text:span text:style-name="OperatorTok">=</text:span><text:span text:style-name="NormalTok"><text:s text:c="1"/>torch.tensor(demand_lost_samples)</text:span>
</text:p>
      <text:p text:style-name="Preformatted_20_Text">
<text:span text:style-name="NormalTok">quota_unspent_samples </text:span><text:span text:style-name="OperatorTok">=</text:span><text:span text:style-name="NormalTok"><text:s text:c="1"/>torch.tensor(quota_unspent_samples)</text:span>
</text:p>
      <text:p text:style-name="Preformatted_20_Text">
<text:span text:style-name="NormalTok">quota_days_lost_samples </text:span><text:span text:style-name="OperatorTok">=</text:span><text:span text:style-name="NormalTok"><text:s text:c="1"/>torch.tensor(quota_days_lost_samples)</text:span>
</text:p>
      <text:p text:style-name="Preformatted_20_Text">
</text:p>
      <text:p text:style-name="Preformatted_20_Text">
<text:span text:style-name="CommentTok"># Compute statistics</text:span>
</text:p>
      <text:p text:style-name="Preformatted_20_Text">
<text:span text:style-name="NormalTok">mean_demand_lost </text:span><text:span text:style-name="OperatorTok">=</text:span><text:span text:style-name="NormalTok"><text:s text:c="1"/>demand_lost_samples.mean().item()</text:span>
</text:p>
      <text:p text:style-name="Preformatted_20_Text">
<text:span text:style-name="NormalTok">std_demand_lost </text:span><text:span text:style-name="OperatorTok">=</text:span><text:span text:style-name="NormalTok"><text:s text:c="1"/>demand_lost_samples.std().item()</text:span>
</text:p>
      <text:p text:style-name="Preformatted_20_Text">
</text:p>
      <text:p text:style-name="Preformatted_20_Text">
<text:span text:style-name="NormalTok">mean_quota_unspent </text:span><text:span text:style-name="OperatorTok">=</text:span><text:span text:style-name="NormalTok"><text:s text:c="1"/>quota_unspent_samples.mean().item()</text:span>
</text:p>
      <text:p text:style-name="Preformatted_20_Text">
<text:span text:style-name="NormalTok">std_quota_unspent </text:span><text:span text:style-name="OperatorTok">=</text:span><text:span text:style-name="NormalTok"><text:s text:c="1"/>quota_unspent_samples.std().item()</text:span>
</text:p>
      <text:p text:style-name="Preformatted_20_Text">
</text:p>
      <text:p text:style-name="Preformatted_20_Text">
<text:span text:style-name="NormalTok">mean_quota_days_lost </text:span><text:span text:style-name="OperatorTok">=</text:span><text:span text:style-name="NormalTok"><text:s text:c="1"/>quota_days_lost_samples.mean().item()</text:span>
</text:p>
      <text:p text:style-name="Preformatted_20_Text">
<text:span text:style-name="NormalTok">std_quota_days_lost </text:span><text:span text:style-name="OperatorTok">=</text:span><text:span text:style-name="NormalTok"><text:s text:c="1"/>quota_days_lost_samples.std().item()</text:span>
</text:p>
      <text:p text:style-name="Preformatted_20_Text">
</text:p>
      <text:p text:style-name="Preformatted_20_Text">
<text:span text:style-name="BuiltInTok">print</text:span><text:span text:style-name="NormalTok">(</text:span><text:span text:style-name="SpecialStringTok">f"</text:span><text:span text:style-name="CharTok">\n</text:span><text:span text:style-name="SpecialStringTok">Demand Lost KPI:"</text:span><text:span text:style-name="NormalTok">)</text:span>
</text:p>
      <text:p text:style-name="Preformatted_20_Text">
<text:span text:style-name="BuiltInTok">print</text:span><text:span text:style-name="NormalTok">(</text:span><text:span text:style-name="SpecialStringTok">f"Mean demand lost due to quota limitations: </text:span><text:span text:style-name="SpecialCharTok">{</text:span><text:span text:style-name="NormalTok">mean_demand_lost</text:span><text:span text:style-name="SpecialCharTok">:.2f}</text:span><text:span text:style-name="SpecialStringTok">"</text:span><text:span text:style-name="NormalTok">)</text:span>
</text:p>
      <text:p text:style-name="Preformatted_20_Text">
<text:span text:style-name="BuiltInTok">print</text:span><text:span text:style-name="NormalTok">(</text:span><text:span text:style-name="SpecialStringTok">f"Standard deviation: </text:span><text:span text:style-name="SpecialCharTok">{</text:span><text:span text:style-name="NormalTok">std_demand_lost</text:span><text:span text:style-name="SpecialCharTok">:.2f}</text:span><text:span text:style-name="SpecialStringTok">"</text:span><text:span text:style-name="NormalTok">)</text:span>
</text:p>
      <text:p text:style-name="Preformatted_20_Text">
</text:p>
      <text:p text:style-name="Preformatted_20_Text">
<text:span text:style-name="BuiltInTok">print</text:span><text:span text:style-name="NormalTok">(</text:span><text:span text:style-name="SpecialStringTok">f"</text:span><text:span text:style-name="CharTok">\n</text:span><text:span text:style-name="SpecialStringTok">Quota Unspent at End of Period:"</text:span><text:span text:style-name="NormalTok">)</text:span>
</text:p>
      <text:p text:style-name="Preformatted_20_Text">
<text:span text:style-name="BuiltInTok">print</text:span><text:span text:style-name="NormalTok">(</text:span><text:span text:style-name="SpecialStringTok">f"Mean quota unspent: </text:span><text:span text:style-name="SpecialCharTok">{</text:span><text:span text:style-name="NormalTok">mean_quota_unspent</text:span><text:span text:style-name="SpecialCharTok">:.2f}</text:span><text:span text:style-name="SpecialStringTok">"</text:span><text:span text:style-name="NormalTok">)</text:span>
</text:p>
      <text:p text:style-name="Preformatted_20_Text">
<text:span text:style-name="BuiltInTok">print</text:span><text:span text:style-name="NormalTok">(</text:span><text:span text:style-name="SpecialStringTok">f"Standard deviation: </text:span><text:span text:style-name="SpecialCharTok">{</text:span><text:span text:style-name="NormalTok">std_quota_unspent</text:span><text:span text:style-name="SpecialCharTok">:.2f}</text:span><text:span text:style-name="SpecialStringTok">"</text:span><text:span text:style-name="NormalTok">)</text:span>
</text:p>
      <text:p text:style-name="Preformatted_20_Text">
</text:p>
      <text:p text:style-name="Preformatted_20_Text">
<text:span text:style-name="BuiltInTok">print</text:span><text:span text:style-name="NormalTok">(</text:span><text:span text:style-name="SpecialStringTok">f"</text:span><text:span text:style-name="CharTok">\n</text:span><text:span text:style-name="SpecialStringTok">Quota Days Lost:"</text:span><text:span text:style-name="NormalTok">)</text:span>
</text:p>
      <text:p text:style-name="Preformatted_20_Text">
<text:span text:style-name="BuiltInTok">print</text:span><text:span text:style-name="NormalTok">(</text:span><text:span text:style-name="SpecialStringTok">f"Mean quota days lost: </text:span><text:span text:style-name="SpecialCharTok">{</text:span><text:span text:style-name="NormalTok">mean_quota_days_lost</text:span><text:span text:style-name="SpecialCharTok">:.2f}</text:span><text:span text:style-name="SpecialStringTok">"</text:span><text:span text:style-name="NormalTok">)</text:span>
</text:p>
      <text:p text:style-name="Preformatted_20_Text">
<text:span text:style-name="BuiltInTok">print</text:span><text:span text:style-name="NormalTok">(</text:span><text:span text:style-name="SpecialStringTok">f"Standard deviation: </text:span><text:span text:style-name="SpecialCharTok">{</text:span><text:span text:style-name="NormalTok">std_quota_days_lost</text:span><text:span text:style-name="SpecialCharTok">:.2f}</text:span><text:span text:style-name="SpecialStringTok">"</text:span><text:span text:style-name="NormalTok">)</text:span>
</text:p>
      <text:p text:style-name="Preformatted_20_Text">
</text:p>
      <text:p text:style-name="Preformatted_20_Text">
<text:span text:style-name="CommentTok"># Plot histogram of demand lost samples</text:span>
</text:p>
      <text:p text:style-name="Preformatted_20_Text">
<text:span text:style-name="NormalTok">plt.figure(figsize</text:span><text:span text:style-name="OperatorTok">=</text:span><text:span text:style-name="NormalTok">(</text:span><text:span text:style-name="DecValTok">8</text:span><text:span text:style-name="NormalTok">, </text:span><text:span text:style-name="DecValTok">4</text:span><text:span text:style-name="NormalTok">))</text:span>
</text:p>
      <text:p text:style-name="Preformatted_20_Text">
<text:span text:style-name="NormalTok">plt.hist(demand_lost_samples.numpy(), bins</text:span><text:span text:style-name="OperatorTok">=</text:span><text:span text:style-name="DecValTok">30</text:span><text:span text:style-name="NormalTok">, density</text:span><text:span text:style-name="OperatorTok">=</text:span><text:span text:style-name="VariableTok">True</text:span><text:span text:style-name="NormalTok">, alpha</text:span><text:span text:style-name="OperatorTok">=</text:span><text:span text:style-name="FloatTok">0.7</text:span><text:span text:style-name="NormalTok">)</text:span>
</text:p>
      <text:p text:style-name="Preformatted_20_Text">
<text:span text:style-name="NormalTok">plt.xlabel(</text:span><text:span text:style-name="StringTok">'Demand Lost Due to Quota Limitations'</text:span><text:span text:style-name="NormalTok">)</text:span>
</text:p>
      <text:p text:style-name="Preformatted_20_Text">
<text:span text:style-name="NormalTok">plt.ylabel(</text:span><text:span text:style-name="StringTok">'Density'</text:span><text:span text:style-name="NormalTok">)</text:span>
</text:p>
      <text:p text:style-name="Preformatted_20_Text">
<text:span text:style-name="NormalTok">plt.title(</text:span><text:span text:style-name="StringTok">'Distribution of Demand Lost KPI'</text:span><text:span text:style-name="NormalTok">)</text:span>
</text:p>
      <text:p text:style-name="Preformatted_20_Text">
<text:span text:style-name="NormalTok">plt.show()</text:span>
</text:p>
      <text:p text:style-name="Preformatted_20_Text">
</text:p>
      <text:p text:style-name="Preformatted_20_Text">
<text:span text:style-name="CommentTok"># Plot histogram of quota unspent at the end of period</text:span>
</text:p>
      <text:p text:style-name="Preformatted_20_Text">
<text:span text:style-name="NormalTok">plt.figure(figsize</text:span><text:span text:style-name="OperatorTok">=</text:span><text:span text:style-name="NormalTok">(</text:span><text:span text:style-name="DecValTok">8</text:span><text:span text:style-name="NormalTok">, </text:span><text:span text:style-name="DecValTok">4</text:span><text:span text:style-name="NormalTok">))</text:span>
</text:p>
      <text:p text:style-name="Preformatted_20_Text">
<text:span text:style-name="NormalTok">plt.hist(quota_unspent_samples.numpy(), bins</text:span><text:span text:style-name="OperatorTok">=</text:span><text:span text:style-name="DecValTok">30</text:span><text:span text:style-name="NormalTok">, density</text:span><text:span text:style-name="OperatorTok">=</text:span><text:span text:style-name="VariableTok">True</text:span><text:span text:style-name="NormalTok">, alpha</text:span><text:span text:style-name="OperatorTok">=</text:span><text:span text:style-name="FloatTok">0.7</text:span><text:span text:style-name="NormalTok">)</text:span>
</text:p>
      <text:p text:style-name="Preformatted_20_Text">
<text:span text:style-name="NormalTok">plt.xlabel(</text:span><text:span text:style-name="StringTok">'Quota Unspent at End of Period'</text:span><text:span text:style-name="NormalTok">)</text:span>
</text:p>
      <text:p text:style-name="Preformatted_20_Text">
<text:span text:style-name="NormalTok">plt.ylabel(</text:span><text:span text:style-name="StringTok">'Density'</text:span><text:span text:style-name="NormalTok">)</text:span>
</text:p>
      <text:p text:style-name="Preformatted_20_Text">
<text:span text:style-name="NormalTok">plt.title(</text:span><text:span text:style-name="StringTok">'Distribution of Quota Unspent'</text:span><text:span text:style-name="NormalTok">)</text:span>
</text:p>
      <text:p text:style-name="Preformatted_20_Text">
<text:span text:style-name="NormalTok">plt.show()</text:span>
</text:p>
      <text:p text:style-name="Preformatted_20_Text">
</text:p>
      <text:p text:style-name="Preformatted_20_Text">
<text:span text:style-name="CommentTok"># Plot histogram of quota days lost</text:span>
</text:p>
      <text:p text:style-name="Preformatted_20_Text">
<text:span text:style-name="NormalTok">plt.figure(figsize</text:span><text:span text:style-name="OperatorTok">=</text:span><text:span text:style-name="NormalTok">(</text:span><text:span text:style-name="DecValTok">8</text:span><text:span text:style-name="NormalTok">, </text:span><text:span text:style-name="DecValTok">4</text:span><text:span text:style-name="NormalTok">))</text:span>
</text:p>
      <text:p text:style-name="Preformatted_20_Text">
<text:span text:style-name="NormalTok">plt.hist(quota_days_lost_samples.numpy(), bins</text:span><text:span text:style-name="OperatorTok">=</text:span><text:span text:style-name="DecValTok">30</text:span><text:span text:style-name="NormalTok">, density</text:span><text:span text:style-name="OperatorTok">=</text:span><text:span text:style-name="VariableTok">True</text:span><text:span text:style-name="NormalTok">, alpha</text:span><text:span text:style-name="OperatorTok">=</text:span><text:span text:style-name="FloatTok">0.7</text:span><text:span text:style-name="NormalTok">)</text:span>
</text:p>
      <text:p text:style-name="Preformatted_20_Text">
<text:span text:style-name="NormalTok">plt.xlabel(</text:span><text:span text:style-name="StringTok">'Quota Days Lost'</text:span><text:span text:style-name="NormalTok">)</text:span>
</text:p>
      <text:p text:style-name="Preformatted_20_Text">
<text:span text:style-name="NormalTok">plt.ylabel(</text:span><text:span text:style-name="StringTok">'Density'</text:span><text:span text:style-name="NormalTok">)</text:span>
</text:p>
      <text:p text:style-name="Preformatted_20_Text">
<text:span text:style-name="NormalTok">plt.title(</text:span><text:span text:style-name="StringTok">'Distribution of Quota Days Lost'</text:span><text:span text:style-name="NormalTok">)</text:span>
</text:p>
      <text:p text:style-name="Preformatted_20_Text">
<text:span text:style-name="NormalTok">plt.show()</text:span>
</text:p>
      <table:table table:name="Table1" table:style-name="Table1">
        <table:table-column table:style-name="Table1.A"/>
        <table:table-row>
          <table:table-cell table:style-name="TableRowCell" office:value-type="string">
            <text:p text:style-name="Table_20_Contents"># Back Matter</text:p>
          </table:table-cell>
        </table:table-row>
        <table:table-row>
          <table:table-cell table:style-name="TableRowCell" office:value-type="string">
            <text:p text:style-name="Table_20_Contents"><text:span text:style-name="T1">Source</text:span> - based_on::</text:p>
          </table:table-cell>
        </table:table-row>
        <table:table-row>
          <table:table-cell table:style-name="TableRowCell" office:value-type="string">
            <text:p text:style-name="Table_20_Contents"><text:span text:style-name="T1">References</text:span> </text:p>
          </table:table-cell>
        </table:table-row>
      </table:table>
      <text:p text:style-name="First_20_paragraph"><text:span text:style-name="T1">Terms</text:span> -</text:p>
      <text:p text:style-name="Text_20_body"><text:span text:style-name="T1">Target</text:span> -</text:p>
      <text:p text:style-name="Text_20_body"><text:span text:style-name="T1">Tasks</text:span> -</text:p>
      <text:p text:style-name="Text_20_body"><text:span text:style-name="T1">Questions</text:span> -</text:p>
      <text:p text:style-name="Text_20_body"><text:span text:style-name="T1">Template Help</text:span> - <text:a xlink:type="simple" xlink:href="https://github.com/groepl/Obsidian-Templates#basic-template-structure" office:name=""><text:span text:style-name="Definition">Basic Template Structure</text:span></text:a> - <text:a xlink:type="simple" xlink:href="https://github.com/groepl/Obsidian-Templates#how-to-use-links" office:name=""><text:span text:style-name="Definition">How to Use Links</text:span></text:a> - <text:a xlink:type="simple" xlink:href="https://github.com/groepl/Obsidian-Templates#how-to-use-tags" office:name=""><text:span text:style-name="Definition">How to Use Tags</text:span></text:a> - <text:a xlink:type="simple" xlink:href="https://github.com/groepl/Obsidian-Templates#how-to-search-notes" office:name=""><text:span text:style-name="Definition">How to Search Notes</text:span></text:a> - <text:a xlink:type="simple" xlink:href="https://github.com/groepl/Obsidian-Templates#obsidian-plugins-needed" office:name=""><text:span text:style-name="Definition">Plugins Needed</text:span></text:a> - <text:a xlink:type="simple" xlink:href="https://github.com/groepl/Obsidian-Templates" office:name=""><text:span text:style-name="Definition">Find Latest Updates</text:span></text:a></text:p>
      <text:p text:style-name="Text_20_body">==⚠ Switch to EXCALIDRAW VIEW in the MORE OPTIONS menu of this document. ⚠== You can decompress Drawing data with the command palette: ‘Decompress current Excalidraw file’. For more info check in plugin settings under ‘Saving’</text:p>
      <text:h text:style-name="Heading_20_2" text:outline-level="2"><text:bookmark-start text:name="drawing"/>Drawing<text:bookmark-end text:name="drawing"/></text:h>
      <text:p text:style-name="P30">N4IgLgngDgpiBcIYA8DGBDANgSwCYCd0B3EAGhADcZ8BnbAewDsEAmcm+gV31TkQAswYKDXgB6MQHNsYfpwBGAOlT0AtmIBeNCtlQbs6RmPry6uA4wC0KDDgLFLUTJ2lH8MTDHQ0YNMWHRJMRZFAFZFAEYyJE9VGEYwGgQAbQBdcnQoKABlALA+UEl8PGzsDT5GTkxMch0YIgAhdFQAayKuRlwAYXpMenwEEABiADMx8ZAAX0mgA</text:p>
      <text:p text:style-name="First_20_paragrap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4-10-07T08:40:28Z</meta:creation-date>
    <dc:date>2024-10-07T08:40:28Z</dc:date>
    <meta:user-defined meta:name="aliases" meta:value-type="string"/>
    <meta:user-defined meta:name="created" meta:value-type="string">2024-10-07, 09:33</meta:user-defined>
    <meta:user-defined meta:name="excalidraw-plugin" meta:value-type="string">parsed</meta:user-defined>
    <meta:user-defined meta:name="lead" meta:value-type="string">+++ Lead paragraph goes here +++</meta:user-defined>
    <meta:user-defined meta:name="modified" meta:value-type="string">2024-10-07, 09:33</meta:user-defined>
    <meta:user-defined meta:name="tags" meta:value-type="string"/>
    <meta:user-defined meta:name="template_type" meta:value-type="string">Note</meta:user-defined>
    <meta:user-defined meta:name="template_version" meta:value-type="string">1.27</meta:user-defined>
    <meta:user-defined meta:name="updated" meta:value-type="string">2024-10-07T09:34</meta:user-defined>
    <meta:user-defined meta:name="visual" meta:value-type="string">![[image.jpg]]</meta:user-defined>
  </office:meta>
</office:document-meta>
</file>

<file path=Formula-0/content.xml><?xml version="1.0" encoding="utf-8"?>
<math xmlns="http://www.w3.org/1998/Math/MathML" display="inline">
  <mi>λ</mi>
</math>
</file>

<file path=Formula-10/content.xml><?xml version="1.0" encoding="utf-8"?>
<math xmlns="http://www.w3.org/1998/Math/MathML" display="block">
  <mrow>
    <mi>ϕ</mi>
    <mo>∼</mo>
    <mtext mathvariant="normal">Beta</mtext>
    <mrow>
      <mo stretchy="true" form="prefix">(</mo>
      <msub>
        <mi>α</mi>
        <mi>ϕ</mi>
      </msub>
      <mo>,</mo>
      <msub>
        <mi>β</mi>
        <mi>ϕ</mi>
      </msub>
      <mo stretchy="true" form="postfix">)</mo>
    </mrow>
  </mrow>
</math>
</file>

<file path=Formula-100/content.xml><?xml version="1.0" encoding="utf-8"?>
<math xmlns="http://www.w3.org/1998/Math/MathML" display="inline">
  <mi>ϕ</mi>
</math>
</file>

<file path=Formula-102/content.xml><?xml version="1.0" encoding="utf-8"?>
<math xmlns="http://www.w3.org/1998/Math/MathML" display="inline">
  <msub>
    <mi>I</mi>
    <mi>t</mi>
  </msub>
</math>
</file>

<file path=Formula-104/content.xml><?xml version="1.0" encoding="utf-8"?>
<math xmlns="http://www.w3.org/1998/Math/MathML" display="inline">
  <mi>t</mi>
</math>
</file>

<file path=Formula-106/content.xml><?xml version="1.0" encoding="utf-8"?>
<math xmlns="http://www.w3.org/1998/Math/MathML" display="inline">
  <msub>
    <mi>Q</mi>
    <mi>t</mi>
  </msub>
</math>
</file>

<file path=Formula-108/content.xml><?xml version="1.0" encoding="utf-8"?>
<math xmlns="http://www.w3.org/1998/Math/MathML" display="inline">
  <msub>
    <mi>E</mi>
    <mi>t</mi>
  </msub>
</math>
</file>

<file path=Formula-110/content.xml><?xml version="1.0" encoding="utf-8"?>
<math xmlns="http://www.w3.org/1998/Math/MathML" display="inline">
  <msub>
    <mtext mathvariant="normal">DemandLost</mtext>
    <mi>t</mi>
  </msub>
</math>
</file>

<file path=Formula-112/content.xml><?xml version="1.0" encoding="utf-8"?>
<math xmlns="http://www.w3.org/1998/Math/MathML" display="inline">
  <mi>λ</mi>
</math>
</file>

<file path=Formula-114/content.xml><?xml version="1.0" encoding="utf-8"?>
<math xmlns="http://www.w3.org/1998/Math/MathML" display="inline">
  <mi>ϕ</mi>
</math>
</file>

<file path=Formula-12/content.xml><?xml version="1.0" encoding="utf-8"?>
<math xmlns="http://www.w3.org/1998/Math/MathML" display="inline">
  <msub>
    <mi>Q</mi>
    <mtext mathvariant="normal">total</mtext>
  </msub>
</math>
</file>

<file path=Formula-14/content.xml><?xml version="1.0" encoding="utf-8"?>
<math xmlns="http://www.w3.org/1998/Math/MathML" display="inline">
  <msub>
    <mi>I</mi>
    <mn>0</mn>
  </msub>
</math>
</file>

<file path=Formula-16/content.xml><?xml version="1.0" encoding="utf-8"?>
<math xmlns="http://www.w3.org/1998/Math/MathML" display="inline">
  <mrow>
    <mi>δ</mi>
    <msub>
      <mi>I</mi>
      <mi>t</mi>
    </msub>
  </mrow>
</math>
</file>

<file path=Formula-18/content.xml><?xml version="1.0" encoding="utf-8"?>
<math xmlns="http://www.w3.org/1998/Math/MathML" display="inline">
  <mi>t</mi>
</math>
</file>

<file path=Formula-2/content.xml><?xml version="1.0" encoding="utf-8"?>
<math xmlns="http://www.w3.org/1998/Math/MathML" display="inline">
  <mi>ϕ</mi>
</math>
</file>

<file path=Formula-20/content.xml><?xml version="1.0" encoding="utf-8"?>
<math xmlns="http://www.w3.org/1998/Math/MathML" display="inline">
  <msub>
    <mi>I</mi>
    <mi>t</mi>
  </msub>
</math>
</file>

<file path=Formula-22/content.xml><?xml version="1.0" encoding="utf-8"?>
<math xmlns="http://www.w3.org/1998/Math/MathML" display="inline">
  <mi>t</mi>
</math>
</file>

<file path=Formula-24/content.xml><?xml version="1.0" encoding="utf-8"?>
<math xmlns="http://www.w3.org/1998/Math/MathML" display="inline">
  <msub>
    <mi>Q</mi>
    <mi>t</mi>
  </msub>
</math>
</file>

<file path=Formula-26/content.xml><?xml version="1.0" encoding="utf-8"?>
<math xmlns="http://www.w3.org/1998/Math/MathML" display="inline">
  <mi>t</mi>
</math>
</file>

<file path=Formula-28/content.xml><?xml version="1.0" encoding="utf-8"?>
<math xmlns="http://www.w3.org/1998/Math/MathML" display="inline">
  <msub>
    <mi>E</mi>
    <mi>t</mi>
  </msub>
</math>
</file>

<file path=Formula-30/content.xml><?xml version="1.0" encoding="utf-8"?>
<math xmlns="http://www.w3.org/1998/Math/MathML" display="inline">
  <mi>t</mi>
</math>
</file>

<file path=Formula-32/content.xml><?xml version="1.0" encoding="utf-8"?>
<math xmlns="http://www.w3.org/1998/Math/MathML" display="inline">
  <msub>
    <mi>R</mi>
    <mi>t</mi>
  </msub>
</math>
</file>

<file path=Formula-34/content.xml><?xml version="1.0" encoding="utf-8"?>
<math xmlns="http://www.w3.org/1998/Math/MathML" display="inline">
  <mi>t</mi>
</math>
</file>

<file path=Formula-36/content.xml><?xml version="1.0" encoding="utf-8"?>
<math xmlns="http://www.w3.org/1998/Math/MathML" display="inline">
  <msub>
    <mtext mathvariant="normal">DemandLost</mtext>
    <mi>t</mi>
  </msub>
</math>
</file>

<file path=Formula-38/content.xml><?xml version="1.0" encoding="utf-8"?>
<math xmlns="http://www.w3.org/1998/Math/MathML" display="inline">
  <mi>t</mi>
</math>
</file>

<file path=Formula-4/content.xml><?xml version="1.0" encoding="utf-8"?>
<math xmlns="http://www.w3.org/1998/Math/MathML" display="inline">
  <mi>λ</mi>
</math>
</file>

<file path=Formula-40/content.xml><?xml version="1.0" encoding="utf-8"?>
<math xmlns="http://www.w3.org/1998/Math/MathML" display="block">
  <mrow>
    <msub>
      <mi>I</mi>
      <mn>0</mn>
    </msub>
    <mo>=</mo>
    <mrow>
      <mtext mathvariant="normal">Known constant (e.g., </mtext>
      <mspace width="0.333em"/>
    </mrow>
    <mn>10.0</mn>
    <mtext mathvariant="normal">)</mtext>
  </mrow>
</math>
</file>

<file path=Formula-42/content.xml><?xml version="1.0" encoding="utf-8"?>
<math xmlns="http://www.w3.org/1998/Math/MathML" display="block">
  <mrow>
    <msub>
      <mi>Q</mi>
      <mn>0</mn>
    </msub>
    <mo>=</mo>
    <msub>
      <mi>Q</mi>
      <mtext mathvariant="normal">total</mtext>
    </msub>
  </mrow>
</math>
</file>

<file path=Formula-44/content.xml><?xml version="1.0" encoding="utf-8"?>
<math xmlns="http://www.w3.org/1998/Math/MathML" display="block">
  <mrow>
    <msub>
      <mi>R</mi>
      <mi>t</mi>
    </msub>
    <mo>=</mo>
    <mn>0</mn>
    <mspace width="1.0em"/>
    <mo>∀</mo>
    <mi>t</mi>
    <mo>∈</mo>
    <mo stretchy="false" form="prefix">{</mo>
    <mn>1</mn>
    <mo>,</mo>
    <mn>2</mn>
    <mo>,</mo>
    <mi>…</mi>
    <mo>,</mo>
    <mi>T</mi>
    <mo stretchy="false" form="postfix">}</mo>
  </mrow>
</math>
</file>

<file path=Formula-46/content.xml><?xml version="1.0" encoding="utf-8"?>
<math xmlns="http://www.w3.org/1998/Math/MathML" display="inline">
  <mrow>
    <mi>t</mi>
    <mo>=</mo>
    <mn>1</mn>
  </mrow>
</math>
</file>

<file path=Formula-48/content.xml><?xml version="1.0" encoding="utf-8"?>
<math xmlns="http://www.w3.org/1998/Math/MathML" display="inline">
  <mi>T</mi>
</math>
</file>

<file path=Formula-50/content.xml><?xml version="1.0" encoding="utf-8"?>
<math xmlns="http://www.w3.org/1998/Math/MathML" display="inline">
  <mi>t</mi>
</math>
</file>

<file path=Formula-52/content.xml><?xml version="1.0" encoding="utf-8"?>
<math xmlns="http://www.w3.org/1998/Math/MathML" display="block">
  <mrow>
    <mi>δ</mi>
    <msub>
      <mi>I</mi>
      <mi>t</mi>
    </msub>
    <mo>∼</mo>
    <mtext mathvariant="normal">Poisson</mtext>
    <mrow>
      <mo stretchy="true" form="prefix">(</mo>
      <mi>λ</mi>
      <mo stretchy="true" form="postfix">)</mo>
    </mrow>
  </mrow>
</math>
</file>

<file path=Formula-54/content.xml><?xml version="1.0" encoding="utf-8"?>
<math xmlns="http://www.w3.org/1998/Math/MathML" display="inline">
  <mi>λ</mi>
</math>
</file>

<file path=Formula-56/content.xml><?xml version="1.0" encoding="utf-8"?>
<math xmlns="http://www.w3.org/1998/Math/MathML" display="block">
  <mrow>
    <msub>
      <mi>I</mi>
      <mi>t</mi>
    </msub>
    <mo>=</mo>
    <mrow>
      <mo stretchy="true" form="prefix">(</mo>
      <mn>1</mn>
      <mo>−</mo>
      <mi>ϕ</mi>
      <mo stretchy="true" form="postfix">)</mo>
    </mrow>
    <mo>⋅</mo>
    <msub>
      <mi>I</mi>
      <mrow>
        <mi>t</mi>
        <mo>−</mo>
        <mn>1</mn>
      </mrow>
    </msub>
    <mo>+</mo>
    <mi>δ</mi>
    <msub>
      <mi>I</mi>
      <mi>t</mi>
    </msub>
    <mo>+</mo>
    <msub>
      <mi>R</mi>
      <mi>t</mi>
    </msub>
  </mrow>
</math>
</file>

<file path=Formula-58/content.xml><?xml version="1.0" encoding="utf-8"?>
<math xmlns="http://www.w3.org/1998/Math/MathML" display="inline">
  <mi>ϕ</mi>
</math>
</file>

<file path=Formula-6/content.xml><?xml version="1.0" encoding="utf-8"?>
<math xmlns="http://www.w3.org/1998/Math/MathML" display="block">
  <mrow>
    <mi>λ</mi>
    <mo>∼</mo>
    <mtext mathvariant="normal">Gamma</mtext>
    <mrow>
      <mo stretchy="true" form="prefix">(</mo>
      <msub>
        <mi>α</mi>
        <mi>λ</mi>
      </msub>
      <mo>,</mo>
      <msub>
        <mi>β</mi>
        <mi>λ</mi>
      </msub>
      <mo stretchy="true" form="postfix">)</mo>
    </mrow>
  </mrow>
</math>
</file>

<file path=Formula-60/content.xml><?xml version="1.0" encoding="utf-8"?>
<math xmlns="http://www.w3.org/1998/Math/MathML" display="inline">
  <mrow>
    <mi>δ</mi>
    <msub>
      <mi>I</mi>
      <mi>t</mi>
    </msub>
  </mrow>
</math>
</file>

<file path=Formula-62/content.xml><?xml version="1.0" encoding="utf-8"?>
<math xmlns="http://www.w3.org/1998/Math/MathML" display="inline">
  <msub>
    <mi>R</mi>
    <mi>t</mi>
  </msub>
</math>
</file>

<file path=Formula-64/content.xml><?xml version="1.0" encoding="utf-8"?>
<math xmlns="http://www.w3.org/1998/Math/MathML" display="block">
  <mrow>
    <msub>
      <mi>Q</mi>
      <mi>t</mi>
    </msub>
    <mo>=</mo>
    <msub>
      <mi>Q</mi>
      <mrow>
        <mi>t</mi>
        <mo>−</mo>
        <mn>1</mn>
      </mrow>
    </msub>
    <mo>+</mo>
    <msub>
      <mi>R</mi>
      <mi>t</mi>
    </msub>
  </mrow>
</math>
</file>

<file path=Formula-66/content.xml><?xml version="1.0" encoding="utf-8"?>
<math xmlns="http://www.w3.org/1998/Math/MathML" display="block">
  <mrow>
    <msub>
      <mi>E</mi>
      <mtext mathvariant="normal">potential</mtext>
    </msub>
    <mo>=</mo>
    <mfrac>
      <msub>
        <mi>I</mi>
        <mi>t</mi>
      </msub>
      <mrow>
        <mi>T</mi>
        <mo>−</mo>
        <mi>t</mi>
        <mo>+</mo>
        <mn>1</mn>
      </mrow>
    </mfrac>
  </mrow>
</math>
</file>

<file path=Formula-68/content.xml><?xml version="1.0" encoding="utf-8"?>
<math xmlns="http://www.w3.org/1998/Math/MathML" display="block">
  <mrow>
    <msub>
      <mi>Q</mi>
      <mtext mathvariant="normal">per_period</mtext>
    </msub>
    <mo>=</mo>
    <mfrac>
      <msub>
        <mi>Q</mi>
        <mi>t</mi>
      </msub>
      <mrow>
        <mi>T</mi>
        <mo>−</mo>
        <mi>t</mi>
        <mo>+</mo>
        <mn>1</mn>
      </mrow>
    </mfrac>
  </mrow>
</math>
</file>

<file path=Formula-70/content.xml><?xml version="1.0" encoding="utf-8"?>
<math xmlns="http://www.w3.org/1998/Math/MathML" display="block">
  <mrow>
    <msub>
      <mi>E</mi>
      <mi>t</mi>
    </msub>
    <mo>=</mo>
    <mo>min</mo>
    <mrow>
      <mo stretchy="true" form="prefix">(</mo>
      <msub>
        <mi>E</mi>
        <mtext mathvariant="normal">potential</mtext>
      </msub>
      <mo>,</mo>
      <mspace width="0.222em"/>
      <msub>
        <mi>Q</mi>
        <mtext mathvariant="normal">per_period</mtext>
      </msub>
      <mo stretchy="true" form="postfix">)</mo>
    </mrow>
  </mrow>
</math>
</file>

<file path=Formula-72/content.xml><?xml version="1.0" encoding="utf-8"?>
<math xmlns="http://www.w3.org/1998/Math/MathML" display="block">
  <mrow>
    <msub>
      <mi>Q</mi>
      <mi>t</mi>
    </msub>
    <mo>=</mo>
    <msub>
      <mi>Q</mi>
      <mi>t</mi>
    </msub>
    <mo>−</mo>
    <msub>
      <mi>E</mi>
      <mi>t</mi>
    </msub>
    <mo>⋅</mo>
    <mrow>
      <mo stretchy="true" form="prefix">(</mo>
      <mi>T</mi>
      <mo>−</mo>
      <mi>t</mi>
      <mo>+</mo>
      <mn>1</mn>
      <mo stretchy="true" form="postfix">)</mo>
    </mrow>
  </mrow>
</math>
</file>

<file path=Formula-74/content.xml><?xml version="1.0" encoding="utf-8"?>
<math xmlns="http://www.w3.org/1998/Math/MathML" display="block">
  <mrow>
    <msub>
      <mi>D</mi>
      <mi>k</mi>
    </msub>
    <mo>∼</mo>
    <mtext mathvariant="normal">UniformInteger</mtext>
    <mrow>
      <mo stretchy="true" form="prefix">(</mo>
      <mn>1</mn>
      <mo>,</mo>
      <mn>4</mn>
      <mo stretchy="true" form="postfix">)</mo>
    </mrow>
  </mrow>
</math>
</file>

<file path=Formula-76/content.xml><?xml version="1.0" encoding="utf-8"?>
<math xmlns="http://www.w3.org/1998/Math/MathML" display="block">
  <mrow>
    <msub>
      <mi>R</mi>
      <mi>k</mi>
    </msub>
    <mo>∼</mo>
    <mtext mathvariant="normal">Uniform</mtext>
    <mrow>
      <mo stretchy="true" form="prefix">(</mo>
      <mn>0</mn>
      <mo>,</mo>
      <mn>0.9</mn>
      <mo stretchy="true" form="postfix">)</mo>
    </mrow>
  </mrow>
</math>
</file>

<file path=Formula-78/content.xml><?xml version="1.0" encoding="utf-8"?>
<math xmlns="http://www.w3.org/1998/Math/MathML" display="block">
  <mrow>
    <msub>
      <mi>t</mi>
      <mtext mathvariant="normal">return</mtext>
    </msub>
    <mo>=</mo>
    <mi>t</mi>
    <mo>+</mo>
    <msub>
      <mi>D</mi>
      <mi>k</mi>
    </msub>
  </mrow>
</math>
</file>

<file path=Formula-8/content.xml><?xml version="1.0" encoding="utf-8"?>
<math xmlns="http://www.w3.org/1998/Math/MathML" display="inline">
  <mi>ϕ</mi>
</math>
</file>

<file path=Formula-80/content.xml><?xml version="1.0" encoding="utf-8"?>
<math xmlns="http://www.w3.org/1998/Math/MathML" display="block">
  <mrow>
    <mrow>
      <mtext mathvariant="normal">If </mtext>
      <mspace width="0.333em"/>
    </mrow>
    <msub>
      <mi>t</mi>
      <mtext mathvariant="normal">return</mtext>
    </msub>
    <mo>≤</mo>
    <mi>T</mi>
    <mo>,</mo>
    <mspace width="1.0em"/>
    <msub>
      <mi>R</mi>
      <msub>
        <mi>t</mi>
        <mtext mathvariant="normal">return</mtext>
      </msub>
    </msub>
    <mo>=</mo>
    <msub>
      <mi>R</mi>
      <msub>
        <mi>t</mi>
        <mtext mathvariant="normal">return</mtext>
      </msub>
    </msub>
    <mo>+</mo>
    <msub>
      <mi>R</mi>
      <mi>k</mi>
    </msub>
    <mo>⋅</mo>
    <mtext mathvariant="normal">Cost per Experiment</mtext>
  </mrow>
</math>
</file>

<file path=Formula-82/content.xml><?xml version="1.0" encoding="utf-8"?>
<math xmlns="http://www.w3.org/1998/Math/MathML" display="block">
  <mrow>
    <msub>
      <mtext mathvariant="normal">TotalPotential</mtext>
      <mi>t</mi>
    </msub>
    <mo>=</mo>
    <msub>
      <mi>E</mi>
      <mtext mathvariant="normal">potential</mtext>
    </msub>
    <mo>⋅</mo>
    <mrow>
      <mo stretchy="true" form="prefix">(</mo>
      <mi>T</mi>
      <mo>−</mo>
      <mi>t</mi>
      <mo>+</mo>
      <mn>1</mn>
      <mo stretchy="true" form="postfix">)</mo>
    </mrow>
  </mrow>
</math>
</file>

<file path=Formula-84/content.xml><?xml version="1.0" encoding="utf-8"?>
<math xmlns="http://www.w3.org/1998/Math/MathML" display="block">
  <mrow>
    <msub>
      <mtext mathvariant="normal">TotalScheduled</mtext>
      <mi>t</mi>
    </msub>
    <mo>=</mo>
    <msub>
      <mi>E</mi>
      <mi>t</mi>
    </msub>
    <mo>⋅</mo>
    <mrow>
      <mo stretchy="true" form="prefix">(</mo>
      <mi>T</mi>
      <mo>−</mo>
      <mi>t</mi>
      <mo>+</mo>
      <mn>1</mn>
      <mo stretchy="true" form="postfix">)</mo>
    </mrow>
  </mrow>
</math>
</file>

<file path=Formula-86/content.xml><?xml version="1.0" encoding="utf-8"?>
<math xmlns="http://www.w3.org/1998/Math/MathML" display="inline">
  <mi>t</mi>
</math>
</file>

<file path=Formula-88/content.xml><?xml version="1.0" encoding="utf-8"?>
<math xmlns="http://www.w3.org/1998/Math/MathML" display="block">
  <mrow>
    <msub>
      <mtext mathvariant="normal">DemandLost</mtext>
      <mi>t</mi>
    </msub>
    <mo>=</mo>
    <mo>max</mo>
    <mrow>
      <mo stretchy="true" form="prefix">(</mo>
      <mn>0</mn>
      <mo>,</mo>
      <mspace width="0.222em"/>
      <msub>
        <mtext mathvariant="normal">TotalPotential</mtext>
        <mi>t</mi>
      </msub>
      <mo>−</mo>
      <msub>
        <mtext mathvariant="normal">TotalScheduled</mtext>
        <mi>t</mi>
      </msub>
      <mo stretchy="true" form="postfix">)</mo>
    </mrow>
  </mrow>
</math>
</file>

<file path=Formula-90/content.xml><?xml version="1.0" encoding="utf-8"?>
<math xmlns="http://www.w3.org/1998/Math/MathML" display="block">
  <mrow>
    <msub>
      <mi>I</mi>
      <mi>t</mi>
    </msub>
    <mrow>
      <mspace width="0.333em"/>
      <mtext mathvariant="normal"> (from step b)</mtext>
    </mrow>
  </mrow>
</math>
</file>

<file path=Formula-92/content.xml><?xml version="1.0" encoding="utf-8"?>
<math xmlns="http://www.w3.org/1998/Math/MathML" display="block">
  <mrow>
    <msub>
      <mi>Q</mi>
      <mi>t</mi>
    </msub>
    <mrow>
      <mspace width="0.333em"/>
      <mtext mathvariant="normal"> (from step f)</mtext>
    </mrow>
  </mrow>
</math>
</file>

<file path=Formula-94/content.xml><?xml version="1.0" encoding="utf-8"?>
<math xmlns="http://www.w3.org/1998/Math/MathML" display="block">
  <mrow>
    <mtext mathvariant="normal">TotalDemandLost</mtext>
    <mo>=</mo>
    <munderover>
      <mo>∑</mo>
      <mrow>
        <mi>t</mi>
        <mo>=</mo>
        <mn>1</mn>
      </mrow>
      <mi>T</mi>
    </munderover>
    <msub>
      <mtext mathvariant="normal">DemandLost</mtext>
      <mi>t</mi>
    </msub>
  </mrow>
</math>
</file>

<file path=Formula-96/content.xml><?xml version="1.0" encoding="utf-8"?>
<math xmlns="http://www.w3.org/1998/Math/MathML" display="block">
  <mrow>
    <mtext mathvariant="normal">QuotaUnspent</mtext>
    <mo>=</mo>
    <msub>
      <mi>Q</mi>
      <mi>T</mi>
    </msub>
  </mrow>
</math>
</file>

<file path=Formula-98/content.xml><?xml version="1.0" encoding="utf-8"?>
<math xmlns="http://www.w3.org/1998/Math/MathML" display="inline">
  <mrow>
    <mi>δ</mi>
    <msub>
      <mi>I</mi>
      <mi>t</mi>
    </msub>
  </mrow>
</math>
</file>